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officeooo:paragraph-rsid="0165cc30"/>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65cc30"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59"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61"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3"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95"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7"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9" style:family="paragraph" style:parent-style-name="Text_20_body">
      <style:paragraph-properties fo:text-align="start" style:justify-single-word="false"/>
      <style:text-properties style:font-name="Garuda"/>
    </style:style>
    <style:style style:name="P100" style:family="paragraph" style:parent-style-name="Text_20_body">
      <style:paragraph-properties fo:text-align="start" style:justify-single-word="false"/>
    </style:style>
    <style:style style:name="P101" style:family="paragraph" style:parent-style-name="Text_20_body">
      <style:paragraph-properties fo:text-align="start" style:justify-single-word="false" style:text-autospace="none"/>
      <style:text-properties officeooo:paragraph-rsid="01134776"/>
    </style:style>
    <style:style style:name="P102"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03"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04"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05"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06"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07"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08"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09"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paragraph-rsid="0153befb" style:font-name-asian="LiberationSerif" style:font-size-asian="14pt" style:font-weight-asian="bold" style:font-name-complex="LiberationSerif" style:font-size-complex="14pt" style:font-weight-complex="bold"/>
    </style:style>
    <style:style style:name="P110"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Text_20_body">
      <style:paragraph-properties fo:text-align="start" style:justify-single-word="false" style:text-autospace="none"/>
      <style:text-properties fo:color="#004d40" style:font-name="Mukti Narrow" fo:font-size="14pt" fo:font-style="normal" fo:font-weight="bold" officeooo:paragraph-rsid="01134776" style:font-size-asian="14pt" style:font-style-asian="normal" style:font-weight-asian="bold" style:font-size-complex="14pt" style:font-style-complex="normal" style:font-weight-complex="bold"/>
    </style:style>
    <style:style style:name="P112" style:family="paragraph" style:parent-style-name="Text_20_body">
      <style:paragraph-properties fo:margin-left="0cm" fo:margin-right="0cm" fo:line-height="139%" fo:text-align="start" style:justify-single-word="false" fo:text-indent="0cm" style:auto-text-indent="false"/>
    </style:style>
    <style:style style:name="P113"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14"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5"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16" style:family="paragraph" style:parent-style-name="Text_20_body">
      <style:paragraph-properties fo:margin-top="0cm" fo:margin-bottom="0cm" loext:contextual-spacing="false" style:line-height-at-least="0.476cm" fo:text-align="start" style:justify-single-word="false"/>
    </style:style>
    <style:style style:name="P117"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18"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19"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20"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1"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2" style:family="paragraph" style:parent-style-name="Standard" style:list-style-name="L3">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3"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4"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5"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6" style:family="paragraph" style:parent-style-name="Standard" style:list-style-name="L5">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10d13a1"/>
    </style:style>
    <style:style style:name="T15" style:family="text">
      <style:text-properties fo:font-variant="normal" fo:text-transform="none" fo:letter-spacing="normal" fo:font-style="normal" officeooo:rsid="010dd9c0"/>
    </style:style>
    <style:style style:name="T16" style:family="text">
      <style:text-properties fo:font-variant="normal" fo:text-transform="none" fo:letter-spacing="normal" fo:font-style="normal" officeooo:rsid="010f699f"/>
    </style:style>
    <style:style style:name="T17" style:family="text">
      <style:text-properties fo:font-variant="normal" fo:text-transform="none" fo:letter-spacing="normal" fo:font-style="normal" officeooo:rsid="0117e5ea"/>
    </style:style>
    <style:style style:name="T18" style:family="text">
      <style:text-properties fo:font-variant="normal" fo:text-transform="none" fo:letter-spacing="normal" fo:font-style="normal" officeooo:rsid="0118cacb"/>
    </style:style>
    <style:style style:name="T19" style:family="text">
      <style:text-properties fo:font-variant="normal" fo:text-transform="none" fo:letter-spacing="normal" fo:font-style="normal" officeooo:rsid="011a4a4e"/>
    </style:style>
    <style:style style:name="T20" style:family="text">
      <style:text-properties fo:font-variant="normal" fo:text-transform="none" fo:letter-spacing="normal" fo:font-style="normal" officeooo:rsid="011cb4e6"/>
    </style:style>
    <style:style style:name="T21" style:family="text">
      <style:text-properties fo:font-variant="normal" fo:text-transform="none" fo:letter-spacing="normal" fo:font-style="normal" officeooo:rsid="011cb9cf"/>
    </style:style>
    <style:style style:name="T22" style:family="text">
      <style:text-properties fo:font-variant="normal" fo:text-transform="none" fo:letter-spacing="normal" fo:font-style="normal" officeooo:rsid="011db6c1"/>
    </style:style>
    <style:style style:name="T23" style:family="text">
      <style:text-properties fo:font-variant="normal" fo:text-transform="none" fo:letter-spacing="normal" fo:font-style="normal" officeooo:rsid="01239f9c"/>
    </style:style>
    <style:style style:name="T24" style:family="text">
      <style:text-properties fo:font-variant="normal" fo:text-transform="none" fo:letter-spacing="normal" fo:font-style="normal" officeooo:rsid="01270794"/>
    </style:style>
    <style:style style:name="T25" style:family="text">
      <style:text-properties fo:font-variant="normal" fo:text-transform="none" fo:letter-spacing="normal" fo:font-style="normal" officeooo:rsid="0128981b"/>
    </style:style>
    <style:style style:name="T26" style:family="text">
      <style:text-properties fo:font-variant="normal" fo:text-transform="none" fo:letter-spacing="normal" fo:font-style="normal" officeooo:rsid="012afd84"/>
    </style:style>
    <style:style style:name="T27" style:family="text">
      <style:text-properties fo:font-variant="normal" fo:text-transform="none" fo:letter-spacing="normal" fo:font-style="normal" officeooo:rsid="012b0a36"/>
    </style:style>
    <style:style style:name="T28" style:family="text">
      <style:text-properties fo:font-variant="normal" fo:text-transform="none" fo:letter-spacing="normal" fo:font-style="normal" officeooo:rsid="012efc5c"/>
    </style:style>
    <style:style style:name="T29" style:family="text">
      <style:text-properties fo:font-variant="normal" fo:text-transform="none" fo:letter-spacing="normal" fo:font-style="normal" officeooo:rsid="0132fdf0"/>
    </style:style>
    <style:style style:name="T30" style:family="text">
      <style:text-properties fo:font-variant="normal" fo:text-transform="none" fo:letter-spacing="normal" fo:font-style="normal" officeooo:rsid="01339ad9"/>
    </style:style>
    <style:style style:name="T31" style:family="text">
      <style:text-properties fo:font-variant="normal" fo:text-transform="none" fo:letter-spacing="normal" fo:font-style="normal" officeooo:rsid="013c36e5"/>
    </style:style>
    <style:style style:name="T32" style:family="text">
      <style:text-properties fo:font-variant="normal" fo:text-transform="none" fo:letter-spacing="normal" fo:font-style="normal" officeooo:rsid="01443469"/>
    </style:style>
    <style:style style:name="T33" style:family="text">
      <style:text-properties fo:font-variant="normal" fo:text-transform="none" fo:letter-spacing="normal" fo:font-style="normal" officeooo:rsid="014a7ea4"/>
    </style:style>
    <style:style style:name="T34" style:family="text">
      <style:text-properties fo:font-variant="normal" fo:text-transform="none" fo:letter-spacing="normal" fo:font-style="normal" officeooo:rsid="014ae482"/>
    </style:style>
    <style:style style:name="T35" style:family="text">
      <style:text-properties fo:font-variant="normal" fo:text-transform="none" fo:letter-spacing="normal" fo:font-style="normal" officeooo:rsid="014b8225"/>
    </style:style>
    <style:style style:name="T36" style:family="text">
      <style:text-properties fo:font-variant="normal" fo:text-transform="none" fo:letter-spacing="normal" fo:font-style="normal" officeooo:rsid="014c587f"/>
    </style:style>
    <style:style style:name="T37" style:family="text">
      <style:text-properties fo:font-variant="normal" fo:text-transform="none" fo:letter-spacing="normal" fo:font-style="normal" officeooo:rsid="014d9753"/>
    </style:style>
    <style:style style:name="T38" style:family="text">
      <style:text-properties fo:font-variant="normal" fo:text-transform="none" fo:letter-spacing="normal" fo:font-style="normal" officeooo:rsid="0153af3b"/>
    </style:style>
    <style:style style:name="T39" style:family="text">
      <style:text-properties fo:font-variant="normal" fo:text-transform="none" fo:letter-spacing="normal" fo:font-style="normal" officeooo:rsid="014e2102"/>
    </style:style>
    <style:style style:name="T40" style:family="text">
      <style:text-properties fo:font-variant="normal" fo:text-transform="none" fo:letter-spacing="normal" fo:font-style="normal" officeooo:rsid="016b2224"/>
    </style:style>
    <style:style style:name="T41" style:family="text">
      <style:text-properties fo:font-variant="normal" fo:text-transform="none" fo:letter-spacing="normal" fo:font-style="normal" officeooo:rsid="016e187c"/>
    </style:style>
    <style:style style:name="T42" style:family="text">
      <style:text-properties fo:font-variant="normal" fo:text-transform="none" fo:letter-spacing="normal" fo:font-style="normal" officeooo:rsid="016e6305"/>
    </style:style>
    <style:style style:name="T43" style:family="text">
      <style:text-properties fo:font-variant="normal" fo:text-transform="none" fo:letter-spacing="normal" fo:font-style="normal" officeooo:rsid="014af279"/>
    </style:style>
    <style:style style:name="T44" style:family="text">
      <style:text-properties fo:font-variant="normal" fo:text-transform="none" fo:letter-spacing="normal" fo:font-style="normal" officeooo:rsid="014b22c3"/>
    </style:style>
    <style:style style:name="T45" style:family="text">
      <style:text-properties fo:font-variant="normal" fo:text-transform="none" fo:letter-spacing="normal" fo:font-style="normal" officeooo:rsid="014cab3a"/>
    </style:style>
    <style:style style:name="T46" style:family="text">
      <style:text-properties fo:font-variant="normal" fo:text-transform="none" fo:letter-spacing="normal" fo:font-style="normal" fo:background-color="transparent" loext:char-shading-value="0"/>
    </style:style>
    <style:style style:name="T47" style:family="text">
      <style:text-properties fo:font-variant="normal" fo:text-transform="none" fo:letter-spacing="normal" fo:font-style="normal" officeooo:rsid="012f1ac8" fo:background-color="transparent" loext:char-shading-value="0"/>
    </style:style>
    <style:style style:name="T48" style:family="text">
      <style:text-properties fo:font-variant="normal" fo:text-transform="none" fo:letter-spacing="normal" fo:font-style="normal" officeooo:rsid="01717dc7"/>
    </style:style>
    <style:style style:name="T49" style:family="text">
      <style:text-properties fo:font-variant="normal" fo:text-transform="none" fo:letter-spacing="normal" fo:font-style="normal" officeooo:rsid="01731e32"/>
    </style:style>
    <style:style style:name="T50" style:family="text">
      <style:text-properties fo:font-variant="normal" fo:text-transform="none" fo:letter-spacing="normal" fo:font-style="normal" officeooo:rsid="017349c4"/>
    </style:style>
    <style:style style:name="T51" style:family="text">
      <style:text-properties fo:font-variant="normal" fo:text-transform="none" fo:letter-spacing="normal" fo:font-style="normal" officeooo:rsid="0173cd1c"/>
    </style:style>
    <style:style style:name="T5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6"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6"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8" style:family="text">
      <style:text-properties style:font-name-asian="LiberationSerif-Bold" style:font-name-complex="LiberationSerif-Bold"/>
    </style:style>
    <style:style style:name="T69" style:family="text">
      <style:text-properties officeooo:rsid="001b52a3"/>
    </style:style>
    <style:style style:name="T70" style:family="text">
      <style:text-properties officeooo:rsid="001cf712"/>
    </style:style>
    <style:style style:name="T71" style:family="text">
      <style:text-properties officeooo:rsid="001ed2ee"/>
    </style:style>
    <style:style style:name="T72" style:family="text">
      <style:text-properties officeooo:rsid="001fef27"/>
    </style:style>
    <style:style style:name="T73" style:family="text">
      <style:text-properties officeooo:rsid="0020df8a"/>
    </style:style>
    <style:style style:name="T74" style:family="text">
      <style:text-properties officeooo:rsid="00237f66"/>
    </style:style>
    <style:style style:name="T75" style:family="text">
      <style:text-properties officeooo:rsid="0027284e"/>
    </style:style>
    <style:style style:name="T76" style:family="text">
      <style:text-properties officeooo:rsid="002cf7a7"/>
    </style:style>
    <style:style style:name="T77" style:family="text">
      <style:text-properties officeooo:rsid="00306749"/>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550e0"/>
    </style:style>
    <style:style style:name="T87" style:family="text">
      <style:text-properties officeooo:rsid="0046421a"/>
    </style:style>
    <style:style style:name="T88" style:family="text">
      <style:text-properties officeooo:rsid="00472144"/>
    </style:style>
    <style:style style:name="T89" style:family="text">
      <style:text-properties officeooo:rsid="00494f90"/>
    </style:style>
    <style:style style:name="T90" style:family="text">
      <style:text-properties officeooo:rsid="005027fb"/>
    </style:style>
    <style:style style:name="T91" style:family="text">
      <style:text-properties officeooo:rsid="005a992f"/>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officeooo:rsid="00821ddd"/>
    </style:style>
    <style:style style:name="T110" style:family="text">
      <style:text-properties officeooo:rsid="008480df"/>
    </style:style>
    <style:style style:name="T111" style:family="text">
      <style:text-properties officeooo:rsid="0088b6db"/>
    </style:style>
    <style:style style:name="T112" style:family="text">
      <style:text-properties officeooo:rsid="008944d5"/>
    </style:style>
    <style:style style:name="T113" style:family="text">
      <style:text-properties officeooo:rsid="008a5e59"/>
    </style:style>
    <style:style style:name="T114" style:family="text">
      <style:text-properties officeooo:rsid="008d5a7b"/>
    </style:style>
    <style:style style:name="T115" style:family="text">
      <style:text-properties officeooo:rsid="0097f932"/>
    </style:style>
    <style:style style:name="T116" style:family="text">
      <style:text-properties officeooo:rsid="0099ff80"/>
    </style:style>
    <style:style style:name="T117" style:family="text">
      <style:text-properties officeooo:rsid="009dfd45"/>
    </style:style>
    <style:style style:name="T118" style:family="text">
      <style:text-properties officeooo:rsid="009f7484"/>
    </style:style>
    <style:style style:name="T119" style:family="text">
      <style:text-properties officeooo:rsid="00a07cbb"/>
    </style:style>
    <style:style style:name="T120" style:family="text">
      <style:text-properties officeooo:rsid="00a28858"/>
    </style:style>
    <style:style style:name="T121" style:family="text">
      <style:text-properties officeooo:rsid="00ab0cb4"/>
    </style:style>
    <style:style style:name="T122" style:family="text">
      <style:text-properties officeooo:rsid="00ad4505"/>
    </style:style>
    <style:style style:name="T123" style:family="text">
      <style:text-properties officeooo:rsid="00ad601e"/>
    </style:style>
    <style:style style:name="T124" style:family="text">
      <style:text-properties officeooo:rsid="00bc5af3"/>
    </style:style>
    <style:style style:name="T125" style:family="text">
      <style:text-properties officeooo:rsid="00bd2e22"/>
    </style:style>
    <style:style style:name="T126" style:family="text">
      <style:text-properties officeooo:rsid="00bea30c"/>
    </style:style>
    <style:style style:name="T127" style:family="text">
      <style:text-properties officeooo:rsid="00c27ef6"/>
    </style:style>
    <style:style style:name="T128" style:family="text">
      <style:text-properties officeooo:rsid="00c45580"/>
    </style:style>
    <style:style style:name="T129" style:family="text">
      <style:text-properties officeooo:rsid="00c53b97"/>
    </style:style>
    <style:style style:name="T130" style:family="text">
      <style:text-properties officeooo:rsid="00c71549"/>
    </style:style>
    <style:style style:name="T131" style:family="text">
      <style:text-properties officeooo:rsid="00c839d3"/>
    </style:style>
    <style:style style:name="T132" style:family="text">
      <style:text-properties officeooo:rsid="00ca0f94"/>
    </style:style>
    <style:style style:name="T133" style:family="text">
      <style:text-properties officeooo:rsid="00cdd9a2"/>
    </style:style>
    <style:style style:name="T134" style:family="text">
      <style:text-properties officeooo:rsid="00d56bb6"/>
    </style:style>
    <style:style style:name="T135" style:family="text">
      <style:text-properties officeooo:rsid="00ddb055"/>
    </style:style>
    <style:style style:name="T136" style:family="text">
      <style:text-properties officeooo:rsid="00df3090"/>
    </style:style>
    <style:style style:name="T137" style:family="text">
      <style:text-properties officeooo:rsid="00e5691c"/>
    </style:style>
    <style:style style:name="T138" style:family="text">
      <style:text-properties officeooo:rsid="00eb5a2a"/>
    </style:style>
    <style:style style:name="T139" style:family="text">
      <style:text-properties officeooo:rsid="00f01ae6"/>
    </style:style>
    <style:style style:name="T140" style:family="text">
      <style:text-properties officeooo:rsid="00f04de3"/>
    </style:style>
    <style:style style:name="T141" style:family="text">
      <style:text-properties officeooo:rsid="00f168a9"/>
    </style:style>
    <style:style style:name="T142" style:family="text">
      <style:text-properties officeooo:rsid="00f170f3"/>
    </style:style>
    <style:style style:name="T143" style:family="text">
      <style:text-properties officeooo:rsid="00f7652b"/>
    </style:style>
    <style:style style:name="T144" style:family="text">
      <style:text-properties officeooo:rsid="00facd89"/>
    </style:style>
    <style:style style:name="T145" style:family="text">
      <style:text-properties officeooo:rsid="00fc980c"/>
    </style:style>
    <style:style style:name="T146" style:family="text">
      <style:text-properties officeooo:rsid="00fd8c10"/>
    </style:style>
    <style:style style:name="T147" style:family="text">
      <style:text-properties officeooo:rsid="00fe38c2"/>
    </style:style>
    <style:style style:name="T148" style:family="text">
      <style:text-properties officeooo:rsid="0100a82b"/>
    </style:style>
    <style:style style:name="T149" style:family="text">
      <style:text-properties officeooo:rsid="01059d70"/>
    </style:style>
    <style:style style:name="T150" style:family="text">
      <style:text-properties officeooo:rsid="00728ee1"/>
    </style:style>
    <style:style style:name="T151" style:family="text">
      <style:text-properties officeooo:rsid="00adcc98"/>
    </style:style>
    <style:style style:name="T152" style:family="text">
      <style:text-properties officeooo:rsid="012b2428"/>
    </style:style>
    <style:style style:name="T153" style:family="text">
      <style:text-properties officeooo:rsid="012c76d2"/>
    </style:style>
    <style:style style:name="T154" style:family="text">
      <style:text-properties officeooo:rsid="012d414c"/>
    </style:style>
    <style:style style:name="T155" style:family="text">
      <style:text-properties officeooo:rsid="013786c6"/>
    </style:style>
    <style:style style:name="T156" style:family="text">
      <style:text-properties officeooo:rsid="01019192"/>
    </style:style>
    <style:style style:name="T157" style:family="text">
      <style:text-properties officeooo:rsid="0141eac3"/>
    </style:style>
    <style:style style:name="T158" style:family="text">
      <style:text-properties officeooo:rsid="0142d4a0"/>
    </style:style>
    <style:style style:name="T159" style:family="text">
      <style:text-properties officeooo:rsid="01581029"/>
    </style:style>
    <style:style style:name="T160" style:family="text">
      <style:text-properties officeooo:rsid="016159ce"/>
    </style:style>
    <style:style style:name="T161" style:family="text">
      <style:text-properties officeooo:rsid="0161f6ef"/>
    </style:style>
    <style:style style:name="T162" style:family="text">
      <style:text-properties officeooo:rsid="01687e09"/>
    </style:style>
    <style:style style:name="T163" style:family="text">
      <style:text-properties officeooo:rsid="0178b8c3"/>
    </style:style>
    <style:style style:name="T164" style:family="text">
      <style:text-properties officeooo:rsid="015b93f3"/>
    </style:style>
    <style:style style:name="T165" style:family="text">
      <style:text-properties officeooo:rsid="00b2f583"/>
    </style:style>
    <style:style style:name="T166" style:family="text">
      <style:text-properties officeooo:rsid="00b69f70"/>
    </style:style>
    <style:style style:name="T167" style:family="text">
      <style:text-properties officeooo:rsid="00b9477a"/>
    </style:style>
    <style:style style:name="T168" style:family="text">
      <style:text-properties officeooo:rsid="00da39e8"/>
    </style:style>
    <style:style style:name="T169" style:family="text">
      <style:text-properties officeooo:rsid="00e3c060"/>
    </style:style>
    <style:style style:name="T170" style:family="text">
      <style:text-properties fo:color="#004d40"/>
    </style:style>
    <style:style style:name="T171" style:family="text">
      <style:text-properties fo:color="#004d40" style:font-name="Mukti Narrow" fo:font-size="14pt" style:font-name-asian="LiberationSerif" style:font-size-asian="14pt" style:font-name-complex="LiberationSerif" style:font-size-complex="14pt"/>
    </style:style>
    <style:style style:name="T172" style:family="text">
      <style:text-properties fo:color="#004d40" style:font-name="Mukti Narrow" fo:font-size="14pt" style:font-size-asian="14pt" style:font-size-complex="14pt"/>
    </style:style>
    <style:style style:name="T173" style:family="text">
      <style:text-properties fo:color="#004d40" style:font-name="Mukti Narrow" fo:font-size="14pt" officeooo:rsid="002db4fd" style:font-size-asian="14pt" style:font-size-complex="14pt"/>
    </style:style>
    <style:style style:name="T174" style:family="text">
      <style:text-properties fo:color="#004d40" style:font-name="Mukti Narrow" fo:font-size="14pt" officeooo:rsid="01059d70" style:font-size-asian="14pt" style:font-size-complex="14pt"/>
    </style:style>
    <style:style style:name="T175" style:family="text">
      <style:text-properties fo:color="#004d40" style:font-name="Mukti Narrow" fo:font-size="14pt" fo:font-weight="bold" style:font-size-asian="14pt" style:font-weight-asian="bold" style:font-size-complex="14pt" style:font-weight-complex="bold"/>
    </style:style>
    <style:style style:name="T176" style:family="text">
      <style:text-properties fo:color="#004d40" style:font-name="Mukti Narrow" fo:font-size="14pt" fo:font-weight="bold" officeooo:rsid="01670df0" style:font-size-asian="14pt" style:font-weight-asian="bold" style:font-size-complex="14pt" style:font-weight-complex="bold"/>
    </style:style>
    <style:style style:name="T177" style:family="text">
      <style:text-properties fo:color="#004d40" style:font-name="Mukti Narrow" fo:font-size="14pt" fo:font-weight="bold" officeooo:rsid="0165cc30" style:font-size-asian="14pt" style:font-weight-asian="bold" style:font-size-complex="14pt" style:font-weight-complex="bold"/>
    </style:style>
    <style:style style:name="T178" style:family="text">
      <style:text-properties fo:color="#004d40" style:font-name="Mukti Narrow" fo:font-size="14pt" fo:font-weight="bold" officeooo:rsid="005bf793" style:font-size-asian="14pt" style:font-weight-asian="bold" style:font-size-complex="14pt" style:font-weight-complex="bold"/>
    </style:style>
    <style:style style:name="T179"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80"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81"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82"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83"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84" style:family="text">
      <style:text-properties fo:color="#004d40" style:font-name="Mukti Narrow" fo:font-size="14pt" style:text-underline-style="solid" style:text-underline-width="auto" style:text-underline-color="font-color" style:font-size-asian="14pt" style:font-size-complex="14pt"/>
    </style:style>
    <style:style style:name="T185"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6"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7" style:family="text">
      <style:text-properties fo:color="#004d40" style:font-name="Mukti Narrow" fo:font-size="14pt" style:text-underline-style="none" fo:font-weight="bold" style:font-size-asian="14pt" style:font-weight-asian="bold" style:font-size-complex="14pt" style:font-weight-complex="bold"/>
    </style:style>
    <style:style style:name="T188"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9" style:family="text">
      <style:text-properties fo:color="#004d40" style:font-name="Mukti Narrow" fo:font-size="14pt" style:font-name-asian="LiberationSerif-Bold" style:font-size-asian="14pt" style:font-name-complex="LiberationSerif-Bold" style:font-size-complex="14pt"/>
    </style:style>
    <style:style style:name="T190"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91" style:family="text">
      <style:text-properties officeooo:rsid="017ae46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tab/>K.Srinivasan <text:s/></text:p>
      <text:p text:style-name="P83">(also <text:span text:style-name="T155">spelt</text:span> as: Srinivasan Kannan, Ka.Shrinivaasan, Shrinivas Kannan)</text:p>
      <text:p text:style-name="P32"><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2">Permanent Address:</text:p>
      <text:p text:style-name="P36">Srinivasan Kannan,</text:p>
      <text:p text:style-name="P36">S/O. <text:s/>P.R.ES.Kannan,</text:p>
      <text:p text:style-name="P36">172, Gandhi Adigal Salai,<text:tab/><text:tab/><text:tab/><text:tab/><text:tab/></text:p>
      <text:p text:style-name="P36">Kumbakonam-612001, TamilNadu, India.</text:p>
      <text:p text:style-name="P1"><text:span text:style-name="T171">e-mail :<text:tab/></text:span><text:a xlink:type="simple" xlink:href="mailto:ka.shrinivaasan@gmail.com" text:style-name="Internet_20_link" text:visited-style-name="Visited_20_Internet_20_Link"><text:span text:style-name="T172">ka.shrinivaasan@gmail.com</text:span></text:a></text:p>
      <text:p text:style-name="P1"><text:span text:style-name="T171"><text:tab/><text:tab/></text:span><text:a xlink:type="simple" xlink:href="mailto:shrinivas.kannan@gmail.com" text:style-name="Internet_20_link" text:visited-style-name="Visited_20_Internet_20_Link"><text:span text:style-name="T172">shrinivas.kannan@gmail.com</text:span></text:a></text:p>
      <text:p text:style-name="P1"><text:span text:style-name="T171"><text:tab/><text:tab/></text:span><text:a xlink:type="simple" xlink:href="mailto:kashrinivaasan@live.com" text:style-name="Internet_20_link" text:visited-style-name="Visited_20_Internet_20_Link"><text:span text:style-name="T172">kashrinivaasan@live.com</text:span></text:a></text:p>
      <text:p text:style-name="P43">Mobile :<text:tab/><text:span text:style-name="T143">9789346927</text:span></text:p>
      <text:p text:style-name="P43">Name spellings in</text:p>
      <text:p text:style-name="P43">consultancy/employer/academic</text:p>
      <text:p text:style-name="P43">records :<text:tab/><text:tab/>K.Srinivasan (academics, BaaN,Sun</text:p>
      <text:p text:style-name="P43"><text:s text:c="11"/><text:tab/><text:tab/>Microsystems), Kannan Srinivasan (Sun Microsystems),</text:p>
      <text:p text:style-name="P43"><text:tab/><text:tab/><text:tab/>Srinivasan Kannan (Verizon, Clockwork Interviews, <text:tab/><text:tab/><text:tab/><text:tab/><text:tab/><text:tab/><text:tab/>CloudEnablers), Shrinivas Kannan(webMethods/SoftwareAG and </text:p>
      <text:p text:style-name="P43"><text:tab/><text:tab/><text:tab/>CMI), Ka.Shrinivaasan (Global Analytics)</text:p>
      <text:p text:style-name="P2"><text:span text:style-name="T172">Personal website(research) :- </text:span><text:a xlink:type="simple" xlink:href="https://sites.google.com/site/kuja27/" text:style-name="Internet_20_link" text:visited-style-name="Visited_20_Internet_20_Link"><text:span text:style-name="T170">https://sites.google.com/site/kuja27/</text:span></text:a></text:p>
      <text:p text:style-name="P2"><text:span text:style-name="T172">Krishna iResearch Open Source: </text:span><text:a xlink:type="simple" xlink:href="https://sourceforge.net/users/ka_shrinivaasan" text:style-name="Internet_20_link" text:visited-style-name="Visited_20_Internet_20_Link"><text:span text:style-name="T170">https://sourceforge.net/users/ka_shrinivaasan</text:span></text:a><text:span text:style-name="T172">,</text:span></text:p>
      <text:p text:style-name="P2"><text:span text:style-name="T172"><text:s text:c="42"/></text:span><text:a xlink:type="simple" xlink:href="https://github.com/shrinivaasanka" text:style-name="Internet_20_link" text:visited-style-name="Visited_20_Internet_20_Link"><text:span text:style-name="T170">https://github.com/shrinivaasanka</text:span></text:a><text:span text:style-name="T172"><text:tab/><text:tab/><text:tab/><text:tab/><text:tab/><text:tab/><text:tab/><text:tab/><text:tab/></text:span><text:span text:style-name="T173">(replicated in </text:span><text:a xlink:type="simple" xlink:href="https://gitlab.com/shrinivaasanka" text:style-name="Internet_20_link" text:visited-style-name="Visited_20_Internet_20_Link"><text:span text:style-name="T172">https://gitlab.com/shrinivaasanka</text:span></text:a><text:span text:style-name="T173">)</text:span></text:p>
      <text:p text:style-name="P43"/>
      <text:p text:style-name="P2"><text:span text:style-name="T172">OpenHub profile: <text:s text:c="6"/></text:span><text:a xlink:type="simple" xlink:href="https://www.openhub.net/accounts/ka_shrinivaasan" text:style-name="Internet_20_link" text:visited-style-name="Visited_20_Internet_20_Link"><text:span text:style-name="T170">https://www.openhub.net/accounts/ka_shrinivaasan</text:span></text:a></text:p>
      <text:p text:style-name="P26"><text:span text:style-name="T172">Krishna iResearch GitHub Organization: </text:span><text:a xlink:type="simple" xlink:href="https://github.com/Krishna-iResearch" text:style-name="Internet_20_link" text:visited-style-name="Visited_20_Internet_20_Link"><text:span text:style-name="T170">https://github.com/Krishna-iResearch</text:span></text:a></text:p>
      <text:p text:style-name="P48"><text:soft-page-break/>Brihaspathi GitHub Organization (Private Virtual Classrooms):</text:p>
      <text:p text:style-name="P16"><text:a xlink:type="simple" xlink:href="https://github.com/Brihaspathi" text:style-name="Internet_20_link" text:visited-style-name="Visited_20_Internet_20_Link"><text:span text:style-name="T176">h</text:span></text:a><text:a xlink:type="simple" xlink:href="https://github.com/Brihaspathi" text:style-name="Internet_20_link" text:visited-style-name="Visited_20_Internet_20_Link"><text:span text:style-name="T177">ttps://github.com/Brihaspathi</text:span></text:a><text:span text:style-name="T175"> </text:span></text:p>
      <text:p text:style-name="P49"/>
      <text:p text:style-name="P3"><text:span text:style-name="T172">LatexPDF CV: </text:span><text:a xlink:type="simple" xlink:href="https://sites.google.com/site/kuja27/CV.pdf" text:style-name="Internet_20_link" text:visited-style-name="Visited_20_Internet_20_Link"><text:span text:style-name="T170">https://sites.google.com/site/kuja27/CV.pdf</text:span></text:a></text:p>
      <text:p text:style-name="P43">Date of Birth as per records: 19 May 1977 </text:p>
      <text:p text:style-name="P43">Passport: M9583737</text:p>
      <text:p text:style-name="P43">PAN: AOVPS2844F</text:p>
      <text:p text:style-name="P43">Aadhaar: 772717942542</text:p>
      <text:p text:style-name="P50">Marital status: Unmarried (Never Married)</text:p>
      <text:p text:style-name="P86"/>
      <text:p text:style-name="P85"><text:tab/><text:tab/><text:tab/>COMPLETE ACADEMIC AND WORK HISTORY</text:p>
      <text:p text:style-name="P32"/>
      <text:p text:style-name="P32">ACADEMICS</text:p>
      <text:p text:style-name="P36">1. Elementary Schooling, RC Morning Star, Kumbakonam (1982-1987) </text:p>
      <text:p text:style-name="P36">2. Higher Secondary, Town Higher Secondary School,Kumbakonam (1987-1994) (SSLC -470/500 and Plus Two 1115/1200)</text:p>
      <text:p text:style-name="P36">3. B.A - Hindi - Praveen Uttarardh – Dakshin Bharat Hindi Prachar Sabha,Chennai (privately tutored from Kumbakonam) – (1988-1992)</text:p>
      <text:p text:style-name="P43">4. Bachelor of Engineering (Computer Science &amp; Engg) (1995-99),</text:p>
      <text:p text:style-name="P43">PSG College of Technology, Coimbatore-641004 INDIA (CGPA/Percentage: 8.8/87.75)</text:p>
      <text:p text:style-name="P43">5. M.Sc (Computer Science), Chennai Mathematical Institute, Chennai (2008 – 10) CGPA 8.08 (coursework - excluding MSc thesis), 8.06(including MSc thesis)</text:p>
      <text:p text:style-name="P88">6. Ph.D (Research Scholar in Computer Science), Chennai Mathematical Institute, Chennai (coursework, TAC 2010 - expansion of MSc thesis above - and Complement Function miniproject - August 2010 – August <text:soft-page-break/>2011) – resigned due to personal reasons and went back to Industry. Presently pursuing independent research.</text:p>
      <text:p text:style-name="P32"/>
      <text:p text:style-name="P32">COURSES DONE IN M.Sc and Ph.D and Self-study </text:p>
      <text:p text:style-name="P36"><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6"/>
      <text:p text:style-name="P36"/>
      <text:p text:style-name="P36"><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6"/>
      <text:p text:style-name="P32">PUBLICATIONS</text:p>
      <text:p text:style-name="P32">(Google Scholar URL - http://scholar.google.co.in/citations?user=eLZY7CIAAAAJ&amp;hl=en)</text:p>
      <text:p text:style-name="P32"><text:soft-page-break/></text:p>
      <text:p text:style-name="P43">1.(During PhD) Decidability of Existence and Construction of a Complement of a function with Prof.Meena Mahajan, IMSc, 2011</text:p>
      <text:p text:style-name="P43">(http://arxiv.org/abs/1106.4102)</text:p>
      <text:p text:style-name="P9"><text:span text:style-name="T175">-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1">http://sourceforge.net/p/asfer/code/HEAD/tree/AstroInferDesign.txt</text:span></text:a><text:span text:style-name="T186"> with some illustrations: </text:span><text:a xlink:type="simple" xlink:href="https://sites.google.com/site/kuja27/RamanujanGraphsRiemannZetaFunctionAndIharaZetaFunction.pdf?attredirects=0&amp;d=1" text:style-name="Internet_20_link" text:visited-style-name="Visited_20_Internet_20_Link"><text:span text:style-name="T175">https://sites.google.com/site/kuja27/RamanujanGraphsRiemannZetaFunctionAndIharaZetaFunction.pdf?attredirects=0&amp;d=1</text:span></text:a><text:span text:style-name="T181"> and </text:span></text:p>
      <text:p text:style-name="P9"><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8"/>
      <text:p text:style-name="P36"><text:span text:style-name="T8">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58"/>
      <text:p text:style-name="P36"><text:span text:style-name="T8">3. (During PhD) </text:span><text:span text:style-name="T1">Evaluated NIST TAC 2010 dataset (Summarization track) for</text:span></text:p>
      <text:p text:style-name="P43">Update Summarization by applying Interview Algorithm - appeared in proceedings of TAC 2010 at:</text:p>
      <text:p text:style-name="P43">http://www.nist.gov/tac/publications/2010/participant.papers/CMI_IIT.proceedings.pdf</text:p>
      <text:p text:style-name="P36"/>
      <text:p text:style-name="P36"/>
      <text:p text:style-name="P32"><text:soft-page-break/>RESEARCH STATEMENTS:</text:p>
      <text:p text:style-name="P36"/>
      <text:p text:style-name="P11"><text:span text:style-name="T175">4. Research Statement 1 - </text:span><text:a xlink:type="simple" xlink:href="https://sites.google.com/site/kuja27/ResearchStatement2.pdf?attredirects=0" text:style-name="Internet_20_link" text:visited-style-name="Visited_20_Internet_20_Link"><text:span text:style-name="T170">https://sites.google.com/site/kuja27/ResearchStatement2.pdf?attredirects=0</text:span></text:a></text:p>
      <text:p text:style-name="P36"/>
      <text:p text:style-name="P13"><text:span text:style-name="T175">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70">https://sites.google.com/site/kuja27/PhDThesisProposal.pdf?attredirects=0</text:span></text:a></text:p>
      <text:p text:style-name="P36"/>
      <text:p text:style-name="P1"><text:span text:style-name="T172">6. Research Statement 3 – with some proof sketches - </text:span><text:a xlink:type="simple" xlink:href="https://sites.google.com/site/kuja27/Research_Writeup.pdf?attredirects=0&amp;d=1" text:style-name="Internet_20_link" text:visited-style-name="Visited_20_Internet_20_Link"><text:span text:style-name="T170">https://sites.google.com/site/kuja27/Research_Writeup.pdf?attredirects=0&amp;d=1</text:span></text:a></text:p>
      <text:p text:style-name="P90"/>
      <text:p text:style-name="P33"/>
      <text:p text:style-name="P102"/>
      <text:p text:style-name="P102"/>
      <text:p text:style-name="P102"/>
      <text:p text:style-name="P102"/>
      <text:p text:style-name="P102">NeuronRain Theory Drafts (2003-present) - private unaffiliated research - theory aligned to features of NeuronRain opensource products</text:p>
      <text:p text:style-name="P106"><text:span text:style-name="T46">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text:span><text:soft-page-break/><text:span text:style-name="T46">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7">Goldbach conjecture,</text:span><text:span text:style-name="T46">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text:span><text:soft-page-break/><text:span text:style-name="T46">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3"> <text:span text:style-name="T9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3">(most recent draft updates to all publications previously and earlier drafts below - in text</text:p>
      <text:p text:style-name="P113"><text:soft-page-break/>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4"><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14"><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16"><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17"><text:line-break/></text:p>
      <text:p text:style-name="P32">Earlier Drafts:</text:p>
      <text:p text:style-name="P36"/>
      <text:p text:style-name="P4"><text:span text:style-name="T175">7.(draft1) IntegerPartitions and Hash Functions <text:s/>(</text:span><text:a xlink:type="simple" xlink:href="https://sites.google.com/site/kuja27/IntegerPartitionAndHashFunctions.pdf?attredirects=0" text:style-name="Internet_20_link" text:visited-style-name="Visited_20_Internet_20_Link"><text:span text:style-name="T170">https://sites.google.com/site/kuja27/IntegerPartitionAndHashFunctions.pdf?attredirects=0</text:span></text:a><text:span text:style-name="T175">)</text:span></text:p>
      <text:p text:style-name="P36"/>
      <text:p text:style-name="P36">8.(draft2) IntegerPartitions and Hash Functions <text:s/>(https://sites.google.com/site/kuja27/IntegerPartitionAndHashFunctions_2014.pdf?attredirects=0&amp;d=1)</text:p>
      <text:p text:style-name="P36"/>
      <text:p text:style-name="P36">9.(draft1) Interview Algorithm is in IP=PSPACE <text:s/>(https://sites.google.com/site/kuja27/InterviewAlgorithmInPSPACE.pdf?attredirects=0)</text:p>
      <text:p text:style-name="P36"/>
      <text:p text:style-name="P36"><text:soft-page-break/>10.(draft1) Few Non-trivial questions and Shell Turing Machines (https://sites.google.com/site/kuja27/UndecidabilityOfFewNonTrivialQuestions.pdf?attredirects=0)</text:p>
      <text:p text:style-name="P36"/>
      <text:p text:style-name="P1"><text:span text:style-name="T172">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70">https://sites.google.com/site/kuja27/LowerBoundsForMajorityVotingPseudorandomChoice.pdf</text:span></text:a></text:p>
      <text:p text:style-name="P36"/>
      <text:p text:style-name="P1"><text:span text:style-name="T172">12. (draft1) Circuits for computation of error probability in majority voting - <text:s/></text:span><text:a xlink:type="simple" xlink:href="https://sites.google.com/site/kuja27" text:style-name="Internet_20_link" text:visited-style-name="Visited_20_Internet_20_Link"><text:span text:style-name="T170">https://sites.google.com/site/kuja27</text:span></text:a><text:span text:style-name="T172">/CircuitForComputingErrorProbabilityOfMajorityVoting.pdf</text:span></text:p>
      <text:p text:style-name="P36"/>
      <text:p text:style-name="P4"><text:span text:style-name="T175">13. (draft2) Circuits for computation of error probability in majority voting – <text:s text:c="2"/></text:span><text:a xlink:type="simple" xlink:href="https://sites.google.com/site/kuja27" text:style-name="Internet_20_link" text:visited-style-name="Visited_20_Internet_20_Link"><text:span text:style-name="T170">https://sites.google.com/site/kuja27</text:span></text:a><text:span text:style-name="T175">/CircuitForComputingErrorProbabilityOfMajorityVoting_2014.pdf</text:span></text:p>
      <text:p text:style-name="P36"/>
      <text:p text:style-name="P4"><text:span text:style-name="T175">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sites.google.com/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6"/>
      <text:p text:style-name="P4"><text:span text:style-name="T175">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sites.google.com/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6"/>
      <text:p text:style-name="P15"><text:span text:style-name="T179">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soft-page-break/><text:a xlink:type="simple" xlink:href="https://sites.google.com/site/kuja27/ChaoticPRG.tex?attredirects=0" text:style-name="Internet_20_link" text:visited-style-name="Visited_20_Internet_20_Link">Pseudorandom Choice</text:a><text:span text:style-name="T175"> (</text:span><text:a xlink:type="simple" xlink:href="https://sites.google.com/site/kuja27/ChaoticPRG.pdf?attredirects=0" text:style-name="Internet_20_link" text:visited-style-name="Visited_20_Internet_20_Link">https://sites.google.com/site/kuja27/ChaoticPRG.pdf?</text:a><text:a xlink:type="simple" xlink:href="https://sites.google.com/site/kuja27/ChaoticPRG.pdf?attredirects=0" text:style-name="Internet_20_link" text:visited-style-name="Visited_20_Internet_20_Link">attredirects=0</text:a><text:span text:style-name="T175">)</text:span></text:p>
      <text:p text:style-name="P60"/>
      <text:p text:style-name="P15"><text:span text:style-name="T175">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75"> <text:s/>(</text:span><text:a xlink:type="simple" xlink:href="https://sites.google.com/site/kuja27/Analysis%20of%20a%20Randomized%20Space%20Filling%20Algorithm%20and%20its%20Linear%20Program%20Formulation.tex?attredirects=0" text:style-name="Internet_20_link" text:visited-style-name="Visited_20_Internet_20_Link">https://sites.google.com/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175">)</text:span></text:p>
      <text:p text:style-name="P60"/>
      <text:p text:style-name="P100"><text:span text:style-name="T175">18. (draft2) </text:span><text:span text:style-name="T187">Analysis of a Randomized Space Filling Algorithm and its Linear Program Formulation</text:span><text:span text:style-name="T175"> (Parallel PRG and Cellular Automaton algorithm) - </text:span><text:a xlink:type="simple" xlink:href="http://sourceforge.net/p/asfer/code/HEAD/tree/AstroInferDesign.txt" text:style-name="Internet_20_link" text:visited-style-name="Visited_20_Internet_20_Link"><text:span text:style-name="T181">http://sourceforge.net/p/asfer/code/HEAD/tree/AstroInferDesign.txt</text:span></text:a></text:p>
      <text:p text:style-name="P108"/>
      <text:p text:style-name="P15"><text:span text:style-name="T175">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70">https://sites.google.com/site/kuja27/DiscreteHyperbolicPolylogarithmicSieveForIntegerFactorization.pdf?attredirects=0&amp;d=1</text:span></text:a></text:p>
      <text:p text:style-name="P60"/>
      <text:p text:style-name="P60">20. (draft2) Discrete Hyperbolic Polylogarithmic Sieve For Integer Factorization – with Interpolation Search (version 2) - <text:span text:style-name="T9">https://sites.google.com/site/kuja27/DiscreteHyperbolicPolylogarithmicSieveForIntegerFactorization_updated_interpolation_search.pdf?attredirects=0&amp;d=1</text:span></text:p>
      <text:p text:style-name="P60"/>
      <text:p text:style-name="P18"><text:span text:style-name="T175">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71"/>
      <text:p text:style-name="P17"><text:span text:style-name="T175">22. (draft4) Discrete Hyperbolic Polylogarithmic Sieve For Integer </text:span><text:soft-page-break/><text:span text:style-name="T175">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71"/>
      <text:p text:style-name="P15"><text:span text:style-name="T18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2">http://sourceforge.net/projects/acadpdrafts/files/DiscreteHyperbolicPolylogarithmicSieveForIntegerFactorization_updated_rectangular_interpolation_search.pdf/download</text:span></text:a></text:p>
      <text:p text:style-name="P72"/>
      <text:p text:style-name="P15"><text:span text:style-name="T186">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2">Informal Notes on Derivation of Upperbound for Discrete Hyperbolic Factorization with Stirling Formula - using Rectangular Binary or Interpolation Search</text:span></text:a><text:span text:style-name="T187"> (</text:span></text:p>
      <text:p text:style-name="P12"><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75">)</text:span></text:p>
      <text:p text:style-name="P72"/>
      <text:p text:style-name="P7"><text:span text:style-name="T172">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70">http://sourceforge.net/projects/acadpdrafts/files/DiscreteHyperbolicPolylogarithmicSieveForIntegerFactorization_updated_rectangular_interpolation_search_and_StirlingFormula_Upperbound.pdf/download</text:span></text:a><text:span text:style-name="T172"> </text:span></text:p>
      <text:p text:style-name="P7"><text:span text:style-name="T172">(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72"> and factorization result logs at: </text:span><text:a xlink:type="simple" xlink:href="http://sourceforge.net/p/asfer/code/HEAD/tree/cpp-src/miscellaneous/" text:style-name="Internet_20_link" text:visited-style-name="Visited_20_Internet_20_Link"><text:span text:style-name="T170">http://sourceforge.net/p/asfer/code/HEAD/tree/cpp-src/miscellaneous/</text:span></text:a><text:span text:style-name="T172">)</text:span></text:p>
      <text:p text:style-name="P60"><text:soft-page-break/></text:p>
      <text:p text:style-name="P15"><text:span text:style-name="T188">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7"/>
      <text:p text:style-name="P73"/>
      <text:p text:style-name="P15"><text:span text:style-name="T188">27. (draft 9) </text:span><text:a xlink:type="simple" xlink:href="http://sourceforge.net/p/asfer/code/HEAD/tree/asfer-docs/ImplementationDesignNotesForDiscreteHyperbolicFactorizationInPRAM.jpg" text:style-name="Internet_20_link" text:visited-style-name="Visited_20_Internet_20_Link"><text:span text:style-name="T18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3"> </text:span><text:span text:style-name="T54">(http://sourceforge.net/p/asfer/code/HEAD/tree/asfer-docs/ImplementationDesignNotesForDiscreteHyperbolicFactorizationInPRAM.jpg)</text:span></text:p>
      <text:p text:style-name="P73"/>
      <text:p text:style-name="P20"><text:span text:style-name="T172">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73"/>
      <text:p text:style-name="P43">29. Individual Invention Disclosure for Survival Index Based Transaction Timeout</text:p>
      <text:p text:style-name="P8"><text:span text:style-name="T175">Manager (Sun Microsystems) - 2002-2003 </text:span><text:a xlink:type="simple" xlink:href="https://sites.google.com/site/kuja27/SurvivalIndexBasedTxnTimeoutManager.pdf?attredirects=0" text:style-name="Internet_20_link" text:visited-style-name="Visited_20_Internet_20_Link">https://sites.google.com/site/kuja27/SurvivalIndexBasedTxnTimeoutManager.pdf?</text:a><text:soft-page-break/><text:a xlink:type="simple" xlink:href="https://sites.google.com/site/kuja27/SurvivalIndexBasedTxnTimeoutManager.pdf?attredirects=0" text:style-name="Internet_20_link" text:visited-style-name="Visited_20_Internet_20_Link">attredirects=0</text:a></text:p>
      <text:p text:style-name="P43"/>
      <text:p text:style-name="P15"><text:span text:style-name="T180">30. AstroInfer (AsFer) Open Source Product Design with theoretical interludes which substantially expand on the publications above - <text:s/></text:span><text:span text:style-name="T181">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2"/>
      <text:p text:style-name="P6"><text:span text:style-name="T179">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73"/>
      <text:p text:style-name="P73">32. King Cobra - Byzantine distributed request servicing software design with queues and arbiters – theoretical interludes - <text:span text:style-name="T9">https://sourceforge.net/p/kcobra/code-svn/KingCobraDesignNotes.txt</text:span></text:p>
      <text:p text:style-name="P73"/>
      <text:p text:style-name="P15"><text:span text:style-name="T187">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7"> </text:span></text:p>
      <text:p text:style-name="P15"><text:span text:style-name="T187">http</text:span><text:a xlink:type="simple" xlink:href="http://sourceforge.net/projects/acadpdrafts/files/ImplicationGraphsPGoodEquationAndPNotEqualToNPQuestion_excerpts.pdf/download" text:style-name="Internet_20_link" text:visited-style-name="Visited_20_Internet_20_Link"><text:span text:style-name="T175">://sourceforge.net/projects/acadpdrafts/files/ImplicationGraphsPGoodEquationAndPNotEqualToNPQuestion_excerpts.pdf/download</text:span></text:a></text:p>
      <text:p text:style-name="P73"/>
      <text:p text:style-name="P15"><text:span text:style-name="T188">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0"/>
      <text:p text:style-name="P15"><text:span text:style-name="T175">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07"/>
      <text:p text:style-name="P107">36. <text:span text:style-name="T9">(draft1) Informal handwritten notes on Philosophical Analysis of Democracy Circuit and Pseudorandom Choice - https://sites.google.com/site/kuja27/PhilosophicalAnalysisOfDemocracyCi</text:span><text:soft-page-break/><text:span text:style-name="T9">rcuitAndPRGChoice_2014-03-26.pdf</text:span></text:p>
      <text:p text:style-name="P107"/>
      <text:p text:style-name="P99"><text:span text:style-name="T187">37. (draft1) Informal Handwritten Notes - Distinct Partitions, </text:span><text:span text:style-name="T175">Hash collision chains and Schur Theorem - </text:span><text:a xlink:type="simple" xlink:href="https://sites.google.com/site/kuja27/SchurTheoremMCPAndDistinctPartitions_2014-04-17.pdf" text:style-name="Internet_20_link" text:visited-style-name="Visited_20_Internet_20_Link"><text:span text:style-name="T170">https://sites.google.com/site/kuja27/SchurTheoremMCPAndDistinctPartitions_2014-04-17.pdf</text:span></text:a></text:p>
      <text:p text:style-name="P107"/>
      <text:p text:style-name="P19"><text:span text:style-name="T175">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sites.google.com/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59"/>
      <text:p text:style-name="P19"><text:span text:style-name="T17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sites.google.com/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59"/>
      <text:p text:style-name="P60"/>
      <text:p text:style-name="P14"><text:span text:style-name="T175">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5">- </text:span></text:p>
      <text:p text:style-name="P82"><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8"> <text:s text:c="181"/></text:span></text:p>
      <text:p text:style-name="P107"/>
      <text:p text:style-name="P99"><text:span text:style-name="T175">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ANSV algorithm in Discrete Hyperbolic Factorization</text:a></text:p>
      <text:p text:style-name="P97"/>
      <text:p text:style-name="P97"><text:soft-page-break/><text:tab/><text:tab/><text:tab/><text:tab/><text:tab/>TEAM PATENTS <text:span text:style-name="T157">(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9">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8,521,875</text:span></text:a></text:p>
          </table:table-cell>
          <table:table-cell table:style-name="Table1.C1" office:value-type="string">
            <text:p text:style-name="P119"><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Identity for data sources</text:span></text:a></text:p>
          </table:table-cell>
        </table:table-row>
        <table:table-row>
          <table:table-cell table:style-name="Table1.A1" office:value-type="string">
            <text:p text:style-name="P119">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8,145,759</text:span></text:a></text:p>
          </table:table-cell>
          <table:table-cell table:style-name="Table1.C1" office:value-type="string">
            <text:p text:style-name="P119"><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Dynamically configurable resource pool</text:span></text:a></text:p>
          </table:table-cell>
        </table:table-row>
        <table:table-row>
          <table:table-cell table:style-name="Table1.A1" office:value-type="string">
            <text:p text:style-name="P119">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19"><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75">Common transaction manager interface for local and global transactions</text:span></text:a></text:p>
          </table:table-cell>
        </table:table-row>
        <table:table-row>
          <table:table-cell table:style-name="Table1.A1" office:value-type="string">
            <text:p text:style-name="P119">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7,739,252</text:span></text:a></text:p>
          </table:table-cell>
          <table:table-cell table:style-name="Table1.C1" office:value-type="string">
            <text:p text:style-name="P119"><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Read/write lock transaction manager freezing</text:span></text:a></text:p>
          </table:table-cell>
        </table:table-row>
        <table:table-row>
          <table:table-cell table:style-name="Table1.A1" office:value-type="string">
            <text:p text:style-name="P119">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7,640,545</text:span></text:a></text:p>
          </table:table-cell>
          <table:table-cell table:style-name="Table1.C1" office:value-type="string">
            <text:p text:style-name="P119"><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Transaction manager freezing</text:span></text:a></text:p>
          </table:table-cell>
        </table:table-row>
        <table:table-row>
          <table:table-cell table:style-name="Table1.A1" office:value-type="string">
            <text:p text:style-name="P119">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7,610,305</text:span></text:a></text:p>
          </table:table-cell>
          <table:table-cell table:style-name="Table1.C1" office:value-type="string">
            <text:p text:style-name="P119"><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Simultaneous global transaction and local transaction management in an application server</text:span></text:a></text:p>
          </table:table-cell>
        </table:table-row>
        <table:table-row>
          <table:table-cell table:style-name="Table1.A1" office:value-type="string">
            <text:p text:style-name="P119">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7,165,061</text:span></text:a></text:p>
          </table:table-cell>
          <table:table-cell table:style-name="Table1.C1" office:value-type="string">
            <text:p text:style-name="P119"><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Transaction optimization of read-only data sources</text:span></text:a></text:p>
          </table:table-cell>
        </table:table-row>
        <table:table-row>
          <table:table-cell table:style-name="Table1.A1" office:value-type="string">
            <text:p text:style-name="P119">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19"><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75">Utility for configuring and verifying data sources</text:span></text:a></text:p>
          </table:table-cell>
        </table:table-row>
        <table:table-row>
          <table:table-cell table:style-name="Table1.A1" office:value-type="string">
            <text:p text:style-name="P119">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19"><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75">Specifying transaction manager type at various application levels</text:span></text:a></text:p>
          </table:table-cell>
        </table:table-row>
      </table:table>
      <text:p text:style-name="P87"/>
      <text:p text:style-name="P94">Disclosure - Patent Pending (Copyright: Sun Microsystems/<text:span text:style-name="T158">Oracle</text:span> - 2002 - Reference Number: P8490)</text:p>
      <text:p text:style-name="P112"><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84"/>
      <text:p text:style-name="P84"><text:soft-page-break/><text:tab/><text:tab/><text:tab/><text:tab/>DETAILS OF WORK (1999 – Present)</text:p>
      <text:p text:style-name="P72"/>
      <text:p text:style-name="P43">C/C++/Java/Python on Windows and various Unix flavours</text:p>
      <text:p text:style-name="P32"/>
      <text:p text:style-name="P32"/>
      <text:p text:style-name="P32">PRODUCTS</text:p>
      <text:p text:style-name="P43">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2"/>
      <text:p text:style-name="P32"/>
      <text:p text:style-name="P32">LANGUAGES/PLATFORMS/TOOLS</text:p>
      <text:p text:style-name="P4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text:soft-page-break/>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72"/>
      <text:p text:style-name="P84"/>
      <text:p text:style-name="P81"><text:span text:style-name="T187">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83">https://sourceforge.net/users/ka_shrinivaasan</text:span></text:a><text:span text:style-name="T188"> , </text:span><text:a xlink:type="simple" xlink:href="https://github.com/shrinivaasanka" text:style-name="Internet_20_link" text:visited-style-name="Visited_20_Internet_20_Link"><text:span text:style-name="T170">https://github.com/shrinivaasanka</text:span></text:a><text:span text:style-name="T175"> <text:s/></text:span><text:span text:style-name="T178">(replicated in </text:span><text:a xlink:type="simple" xlink:href="https://gitlab.com/shrinivaasanka" text:style-name="Internet_20_link" text:visited-style-name="Visited_20_Internet_20_Link"><text:span text:style-name="T175">https://gitlab.com/shrinivaasanka</text:span></text:a><text:span text:style-name="T178">)</text:span></text:p>
      <text:p text:style-name="P73"/>
      <text:p text:style-name="P73">Working on Research, Design and Development of open source projects – a machine-</text:p>
      <text:p text:style-name="P74">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0">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soft-page-break/><text:a xlink:type="simple" xlink:href="https://github.com/shrinivaasanka/Grafit/blob/master/EnterpriseAnalytics_with_NeuronRain.pdf" text:style-name="Internet_20_link" text:visited-style-name="Visited_20_Internet_20_Link">EnterpriseAnalytics_with_NeuronRain.pdf</text:a></text:p>
      <text:p text:style-name="P74">Latest version 20<text:span text:style-name="T138">2</text:span><text:span text:style-name="T191">1</text:span><text:span text:style-name="T138">#</text:span><text:span text:style-name="T163">07</text:span><text:span text:style-name="T138">#02</text:span>:</text:p>
      <text:p text:style-name="P43"/>
      <text:p text:style-name="P44">1. <text:span text:style-name="T10">NEURONRAIN</text:span><text:span text:style-name="T149"> - </text:span><text:span text:style-name="T9">Krishna_iResearch_DoxygenDocs – FAQ and Documentation for AsFer, VIRGO, KingCobra, Acadpdrafts and USBmd open source product codebases which are subsystems of Krishna iResearch Intelligent Cloud OS - NeuronRain</text:span></text:p>
      <text:p text:style-name="P22"><text:span text:style-name="T172">(</text:span><text:a xlink:type="simple" xlink:href="https://github.com/shrinivaasanka/Krishna_iResearch_DoxygenDocs" text:style-name="Internet_20_link" text:visited-style-name="Visited_20_Internet_20_Link"><text:span text:style-name="T170">https://github.com/shrinivaasanka/Krishna_iResearch_DoxygenDocs</text:span></text:a><text:span text:style-name="T172"> , </text:span><text:a xlink:type="simple" xlink:href="http://neuronrain-documentation.readthedocs.io/en/latest/" text:style-name="Internet_20_link" text:visited-style-name="Visited_20_Internet_20_Link"><text:span text:style-name="T170">http://neuronrain-documentation.readthedocs.io/en/latest/</text:span></text:a><text:span text:style-name="T172"> )</text:span></text:p>
      <text:p text:style-name="P36"/>
      <text:p text:style-name="P37">2. <text:span text:style-name="T10">NEURONRAIN</text:span><text:span text:style-name="T149"> - </text:span><text:span text:style-name="T9">AsFer <text:s/>- AstroInfer astronomy and astrology machine learning inference open source software <text:s/>which uses algorithms viz.</text:span>, </text:p>
      <text:p text:style-name="P36"><text:tab/>2.1 <text:tab/><text:tab/>Bayesian Classifier, </text:p>
      <text:p text:style-name="P36"><text:tab/>2.2 <text:tab/><text:tab/>Support Vector Machines, </text:p>
      <text:p text:style-name="P36"><text:tab/>2.3 <text:tab/><text:tab/>Decision Tree Classifier, </text:p>
      <text:p text:style-name="P36"><text:tab/>2.4 <text:tab/><text:tab/>String mining - Pairwise String Sequence Alignment (Needleman-Wunsch) ,</text:p>
      <text:p text:style-name="P36"><text:tab/>2.5 <text:tab/><text:tab/>String mining - Multiple String Sequence Alignment(BioPython,ClustalOmega), </text:p>
      <text:list xml:id="list4198511301" text:style-name="L1">
        <text:list-item>
          <text:list>
            <text:list-item>
              <text:p text:style-name="P120"><text:s text:c="4"/>String mining - Powerset construction (C++) and <text:span text:style-name="T1">String matching implementation in python(Jellyfish distance measures like Jaro-winkler, Edit-distance, Phonetic Matching rate etc.,) and </text:span></text:p>
            </text:list-item>
            <text:list-item>
              <text:p text:style-name="P120"><text:s text:c="4"/>Parsers and Encoding features for USGS and NOAA HURDAT2 data</text:p>
            </text:list-item>
          </text:list>
        </text:list-item>
      </text:list>
      <text:list xml:id="list1304513701" text:style-name="L2">
        <text:list-item>
          <text:list>
            <text:list-item>
              <text:p text:style-name="P121"><text:s text:c="4"/>Automated Generation of Training and Test set for Classifiers that segregate the datasets into Event Classes and Automated generation of encoded astronomical object files <text:soft-page-break/>specific to each Event Class.</text:p>
            </text:list-item>
            <text:list-item>
              <text:p text:style-name="P127"><text:span text:style-name="T17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70">https://sites.google.com/site/kuja27/</text:span></text:a><text:span text:style-name="T172">) - </text:span><text:span text:style-name="T171">A Spark-Python-C++ implementation of Parallel NC Factorization has been included which internally executes NC Bitonic tiles Parallel Merge Sort on Spark Cloud.</text:span></text:p>
            </text:list-item>
            <text:list-item>
              <text:p text:style-name="P124"><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4"><text:s text:c="4"/>Design for extracting patterns from numerical data</text:p>
            </text:list-item>
            <text:list-item>
              <text:p text:style-name="P124"><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4"><text:s text:c="4"/>Discrete Fourier Transform computation for a parsed numerical input sequence using Python and R</text:p>
            </text:list-item>
            <text:list-item>
              <text:p text:style-name="P124"><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4"><text:s text:c="3"/>An Experimental Text Compression algorithm that uses Hidden Markov Model Maximum Likelihood Estimation based on a String Complexity measure that compresses vowels in text</text:p>
            </text:list-item>
            <text:list-item>
              <text:p text:style-name="P124"><text:soft-page-break/><text:s text:c="3"/>An Experimental Minimum Description Length implementation that uses the previous string complexity measure, computes MDL using Kraft inequality and Shannon entropy.</text:p>
            </text:list-item>
            <text:list-item>
              <text:p text:style-name="P128"><text:span text:style-name="T172">Probabilistic Approximate Correct – PAC - Learning Implementation related to </text:span><text:a xlink:type="simple" xlink:href="http://arxiv.org/abs/1106.4102" text:style-name="Internet_20_link" text:visited-style-name="Visited_20_Internet_20_Link"><text:span text:style-name="T170">http://arxiv.org/abs/1106.4102</text:span></text:a></text:p>
            </text:list-item>
            <text:list-item>
              <text:p text:style-name="P124">Wagner-Fischer edit distance implementation for pairwise similarity of encoded strings</text:p>
            </text:list-item>
            <text:list-item>
              <text:p text:style-name="P124">An example implementation of Interview Algorithm and Intrinsic Merit <text:tab/>Ranking for :</text:p>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3"><text:s text:c="9"/>2.20<text:tab/> <text:s text:c="2"/>An experimental Expirable Objects implementation </text:p>
      <text:p text:style-name="P43"><text:tab/>2.21 <text:s text:c="4"/>Linear and Logistic Regression</text:p>
      <text:p text:style-name="P43"><text:tab/>2.22 <text:s text:c="4"/>K-Means clustering implementation</text:p>
      <text:p text:style-name="P43"><text:tab/>2.23 <text:s text:c="4"/>K-Nearest Neighbours supervised classifier implementation</text:p>
      <text:p text:style-name="P43"><text:tab/>2.24 <text:s text:c="4"/>Linear Perceptron with Gradient Descent Learning</text:p>
      <text:p text:style-name="P43"><text:tab/>2.25 <text:s text:c="4"/>Encoding of Maitreya Dreams to strings and some bugfixes for SWISS Ephemeris degree computation errors</text:p>
      <text:p text:style-name="P43"><text:tab/>2.26 <text:s text:c="4"/>An experimental logical clock for cloud – EventNet – using Python pygraphs and C++ boost::graph with GraphViz rendering (from dot files)</text:p>
      <text:p text:style-name="P43"><text:tab/>2.27 <text:s text:c="4"/>Longest Common Substring implementation for extracting common patterns in already classified and clustered encoded strings dataset</text:p>
      <text:p text:style-name="P43"><text:tab/>2.28 <text:s text:c="4"/>Python script for translating the Pairwise Longest Common Substrings obtained from a cluster of Kmeans or KNN clustered <text:soft-page-break/>astronomical dataset into rules that correlate location of astronomical entities to a class of events. </text:p>
      <text:p text:style-name="P43"><text:tab/>2.29 <text:s text:c="4"/>Utility Knuth-Morris-Pratt String Match algorithm implementation</text:p>
      <text:p text:style-name="P36"><text:tab/>2.30 <text:tab/> <text:s text:c="2"/>Multipurpose bigdata analytics subsystem (storage abstraction on Cassandra/Hbase/Hive/File) for computing metrics from datasets before and after processing by above ML algorithms.</text:p>
      <text:p text:style-name="P36"><text:tab/>2.31 <text:s text:c="4"/>Streaming Algorithms – Flajolet-Martin LogLog and HyperLogLog Counter implementations for computing cardinality (distinct elements) in streamed multiset data</text:p>
      <text:p text:style-name="P36"><text:tab/>2.32<text:tab/> <text:s text:c="2"/>Streaming Algorithms – CountMinSketch implementation for computing frequencies (heavy hitters) of elements in streamed multiset data</text:p>
      <text:p text:style-name="P36"><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6"><text:tab/>2.34<text:tab/> <text:s text:c="2"/>Pig script clients for Hbase/Hive and Python clients for Hive/Cassandra/Hbase</text:p>
      <text:p text:style-name="P36"><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6"><text:tab/>2.36 <text:s text:c="3"/>Sequence Mining of ordered encoded strings (Apriori GSP Algorithm) for inferring Class Association Rules for USGS Earthquake datasets</text:p>
      <text:p text:style-name="P36"><text:soft-page-break/><text:tab/>2.37 <text:s text:c="3"/>Named Entity Recognition using Conditional Random Fields and Hidden Markov Models (<text:span text:style-name="T116">skew normal distribution - </text:span>by finding Viterbi path through Viterbi Dynamic Programming Algorithm)</text:p>
      <text:p text:style-name="P21"><text:span text:style-name="T172"><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70">http://arxiv.org/abs/1006.4458</text:span></text:a><text:span text:style-name="T171"> and </text:span><text:a xlink:type="simple" xlink:href="http://www.nist.gov/tac/publications/2010/participant.papers/CMI_IIT.proceedings.pdf" text:style-name="Internet_20_link" text:visited-style-name="Visited_20_Internet_20_Link"><text:span text:style-name="T172">http://www.nist.gov/tac/publications/2010/participant.papers/CMI_IIT.proceedings.pdf</text:span></text:a></text:p>
      <text:p text:style-name="P43"><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3"><text:tab/>2.40 <text:s/>Lambda Expression Compositionality from the depth first search closure of Recursive Gloss Overlap graph obtained from a text projected to WordNet.</text:p>
      <text:p text:style-name="P43"><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43"><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6"><text:span text:style-name="T1"><text:tab/></text:span>2.43 <text:s/>Deep Learning – Convolution Neural Networks implementation <text:soft-page-break/>(multifeature kernel maps) for a primitive pattern recognition</text:p>
      <text:p text:style-name="P36"><text:tab/>2.44 <text:s/>Deep Learning – Backpropagation in Multilayered Neural Networks implementation – applied to a Software Analytics usecase of CPU and Memory usage</text:p>
      <text:p text:style-name="P36"><text:tab/>2.45 <text:s/>Sequence Mining of ordered encoded strings (Apriori GSP Algorithm) for inferring Class Association Rules for HURDAT2 NOAA Hurricane datasets</text:p>
      <text:p text:style-name="P36"><text:tab/>2.46 <text:s/>Dependency Injection based BigData Storage Backend Abstraction subsystem for SQL and NoSQL (MySQL, MongoDB etc.,)</text:p>
      <text:p text:style-name="P36"><text:tab/>2.47 <text:s/>C++-Python Embedding - Python CAPI Embedding which executes python machine learning scripts from C++ </text:p>
      <text:p text:style-name="P36"><text:tab/>2.48 <text:s/>Config File Support for selectively enabling/disabling AsFer algorithms.</text:p>
      <text:p text:style-name="P36"><text:tab/>2.49 <text:s/>Web Spider implementation for crawl-scrape of URLs (e.g streamed news updates) with Scrapy Framework</text:p>
      <text:p text:style-name="P36"><text:tab/>2.50 Sentiment Analyzer implementation (with RGO algorithm etc.,) for Spidered Texts (e.g streamed news updates) </text:p>
      <text:p text:style-name="P36"><text:tab/>2.51 Streaming Frequency Estimation (Heavy Hitters) with CountMeanMinSketch implementation</text:p>
      <text:p text:style-name="P36"><text:tab/>2.52 <text:span text:style-name="T1">An expanded implementation of Interview Algorithm and Intrinsic Merit Ranking with added complexity-machine learning theoretical analysis for :</text:span></text:p>
      <text:list xml:id="list193302790693111"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3">that ranks a crawled-spidered webpage, writes a DOT file of the graph, visualizes the RGO NetworkX graph in matplotlib, constructs a <text:s/>junction <text:soft-page-break/>tree and computes standard qualitative graph complexity measures (viz., connectivity, mincut, treewidth of junction tree etc.,) where <text:s/>as intrinsic merit is quantitative (depends on number of edges, vertices, extent of overlap and depth of recursion)</text:p>
      <text:p text:style-name="P36"><text:tab/>2.53 A rule search script that sifts through a range of astronomical data (with Maitreya-Swiss Ephemeris) and matches sequence mined rules from past training data to predict future weather phenomena (experimental).</text:p>
      <text:p text:style-name="P15"><text:span text:style-name="T179"><text:tab/>2.54 Python Tornado based WebService that exposes REST API via a browser GUI in URL</text:span><text:span text:style-name="T186">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9">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6"><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93302651219779"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text:span text:style-name="T170">http://www.nist.gov/tac/publications/2010/participant.papers/CMI_IIT.proceedings.pdf</text:span></text:a><text:span text:style-name="T172"> </text:span></text:p>
                    </text:list-header>
                  </text:list>
                </text:list-item>
              </text:list>
            </text:list-item>
          </text:list>
        </text:list-item>
      </text:list>
      <text:p text:style-name="P43">and is thus deployable on large scale clouds. Presently benchmarked on single node Spark cluster with local threads SparkContext and various spark-defaults.conf settings.</text:p>
      <text:p text:style-name="P43"><text:tab/>2.56 <text:s/>Singular Value Decomposition and Principal Component Analysis - R+rpy2 wrapper implementation.</text:p>
      <text:p text:style-name="P43"><text:tab/>2.57 Approximation with a Probability Distribution – Kullback-Leibler <text:soft-page-break/>Divergence</text:p>
      <text:p text:style-name="P43"><text:tab/>2.58 Basic statistics – L1,L2 norms, median etc.,</text:p>
      <text:p text:style-name="P43"><text:tab/>2.59 A Generic Theory and Implementation of Recursive Lambda Function Growth Learning Algorithm based on Cognitive and Psycholinguistics of which Recursive Gloss Overlap implementation is a special case.</text:p>
      <text:p text:style-name="P43"><text:tab/>2.60 Python-C-VIRGO Kernel – Cpython extensions – invoking VIRGO system calls (both VIRGO32 and VIRGO64 kernels) from Python userspace for dynamic setting of kernel analytics config key-value pairs</text:p>
      <text:p text:style-name="P43"><text:tab/>2.61 Python-C++-VIRGO Kernel – Boost::Python extensions – <text:s/>invoking VIRGO system calls(both VIRGO32 and VIRGO64 kernels) from Python userspace for dynamic setting of kernel analytics config key-value pairs</text:p>
      <text:p text:style-name="P43"><text:tab/>2.62 Cython Python-C compiler Optimization of previous PySpark Interview Algorithm implementation that has been benchmarked on single node cluster to have substantial performance gains.</text:p>
      <text:p text:style-name="P43"><text:tab/>2.63 Software Analytics – SATURN Program Analysis Software integrated with VIRGO – SATURN error logs are analyzable by AsFer.</text:p>
      <text:p text:style-name="P43"><text:tab/>2.64 Perl WordNet::Similarity support and WordNet hypernym-hyponym path subroutine for 2 text words.</text:p>
      <text:p text:style-name="P43"><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43"><text:tab/>2.66 Long Term Short Term Memory Recurrent Neural Networks <text:soft-page-break/>implementation</text:p>
      <text:p text:style-name="P43"><text:tab/>2.67 Reinforcement Learning – <text:span text:style-name="T70">Contextual Multi Armed Bandit Evocation based on ThoughtNet - </text:span>Monte Carlo Policy Search implementation and ThoughtNet evocative actions based implementation</text:p>
      <text:p text:style-name="P43"><text:tab/>2.68 File and Neo4j Graph Database ThoughtNet hypergraph storage backend (which can be generalized to store any graph relations including WordNet subgraphs constructed by Recursive Gloss Overlap and can be queried in NoSQL)</text:p>
      <text:p text:style-name="P43"><text:tab/>2.69 Automatic ThoughtNet Hypergraph Creation from Recursive Gloss Overlap classified edges input from environment.</text:p>
      <text:p text:style-name="P43"><text:tab/>2.70 Software Analytics – Spark computed Cyclomatic Complexity of codebases from VIRGO linux SATURN driver generated .dot graph files</text:p>
      <text:p text:style-name="P43"><text:tab/>2.71 Audio Pattern Mining – Machine learning of patterns in music samples by computing Jensen-Shannon Divergence Distance between Fast Fourier Transform Frequency Probability Distributions of music data</text:p>
      <text:p text:style-name="P43"><text:tab/>2.72 Patterns within Strings – Longest Repeated Substring Implementation by Suffix Arrays – as a special case pattern in binary encoded time series data is retrieved.</text:p>
      <text:p text:style-name="P43"><text:tab/>2.73 Locality Sensitive Hashing Implementation – for clustering similar documents and nearest neighbour search.</text:p>
      <text:p text:style-name="P43"><text:tab/>2.74 ZeroMQ CLI client and server frontend for concurrent requests to NeuronRain </text:p>
      <text:p text:style-name="P43"><text:tab/>2.75 Kafka Message Queue backend for AsFer datasource abstraction which includes KingCobra request-reply disk persisted queue.</text:p>
      <text:p text:style-name="P43"><text:tab/>2.76 Boyer-Moore Algorithm implementation for finding Majority element in Streaming Sequences.</text:p>
      <text:p text:style-name="P43"><text:tab/>2.77 Graph Mining – GSpan algorithm implementation for graph <text:soft-page-break/>substructure mining – <text:span text:style-name="T71">for extracting patterns in text-graphs and ThoughtNet/EventNet Graphs.</text:span></text:p>
      <text:p text:style-name="P43"><text:tab/>2.78 ThoughtNet Hypergraph Evocation based Recommender Systems Implementation</text:p>
      <text:p text:style-name="P43"><text:tab/>2.79 Software Analytics – by Deep Learning (Convolution, RecurrentLSTM, RecurrentGRU, BackPropagation) from system performance logs</text:p>
      <text:p text:style-name="P43"><text:tab/>2.80 Polynomial representation of text strings and distance measures based on it (L2 norms and Jensen-Shannon divergence) – alternative to edit distance</text:p>
      <text:p text:style-name="P43"><text:tab/>2.81 Polynomial Reconstruction – Error correcting codes – BerlekampWelch decoder implementation</text:p>
      <text:p text:style-name="P43"><text:tab/>2.82 Approximat<text:span text:style-name="T74">e polynomial time</text:span> <text:span text:style-name="T74">3</text:span>SAT Solver – solves <text:span text:style-name="T74">3</text:span>SAT with high probability depending on error of least squares algorithm <text:span text:style-name="T74">(LSMR/LSQR/CVXOPT)</text:span></text:p>
      <text:p text:style-name="P43"><text:tab/>2.83 Java Spark Streaming and ETL for analyzing generic arbitrary URL data – extracts text from any URL with Jsoup and does Spark Dstream and RDD transformations and actions on it.</text:p>
      <text:p text:style-name="P43"><text:tab/>2.84 <text:span text:style-name="T68">Deep Learning – Convolution Networks + Backpropagation Multilayered Neural Networks implementation for image pattern recognition(PILlow imaging library support).</text:span></text:p>
      <text:p text:style-name="P36"><text:tab/>2.85 Deep Learning – Recurrent Neural Networks – Gated Recurrent Unit implementation</text:p>
      <text:p text:style-name="P36"><text:tab/>2.86 Unified Streaming Abstract Generator ETL pipeline (Jsoup + Java Spark Streaming Parquet/Kafka/Cassandra/Hive/Logfiles + <text:s/>Java/Python Spark transformations and Loading)</text:p>
      <text:p text:style-name="P36"><text:tab/>2.87 Cloud implementations of recursive gloss overlap graph <text:soft-page-break/>intrinsic merit, bitonic sort have been Benchmarked with Spark 2.1.0 and HiveServer2 Metastore is supported</text:p>
      <text:p text:style-name="P36"><text:tab/>2.88 Recursive Lambda Function Growth - Random Walk based intrinsic merit computation by growing recursive lambda function composition tree for each random walk in Recursive Gloss Overlap Graph of a text</text:p>
      <text:p text:style-name="P36"><text:tab/>2.89 Korner Graph Entropy – an alternative Quantitative Intrinsic Merit measure for Recursive Gloss Overlap graph of a text</text:p>
      <text:p text:style-name="P36"><text:tab/>2.90 Usecases for deploying NeuronRain</text:p>
      <text:p text:style-name="P36"><text:tab/>2.91 Graph Theoretic alternative instrinsic measures for Recursive Gloss Overlap Graph based on Kleinberg small world lattice, Cheeger Constant</text:p>
      <text:p text:style-name="P36"><text:tab/>2.92 Index implementation for crawled documents with LocalitySensitiveHashing-Redis key-value store and ThoughtNet Hypergraph as backends</text:p>
      <text:p text:style-name="P36"><text:tab/>2.93 Small World Indexless Hyperball web crawler – based on Stanley Milgram, Kleinberg lattice Small world experiments and Hyperball algorithm.</text:p>
      <text:p text:style-name="P36"><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6"><text:tab/>2.95 ThoughtNet Index and LSH Index Query from GUI and Rank text by Graph Tensor Neuron Intrinsic Merit and Korner Entropy</text:p>
      <text:p text:style-name="P36"><text:tab/>2.96 Unguided Text Summarization – based on Unsupervised <text:soft-page-break/>Recursive Gloss Overlap graph core number classifier: traversal of k-core subgraph and sentences related to prominent core number class vertices </text:p>
      <text:p text:style-name="P36"><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6"><text:tab/>2.98 Unsupervised text classifier by ranking based on Betweenness Centrality, Closeness Centrality, Degree Centrality of the word vertices in Recursive Gloss Overlap graph of texts.</text:p>
      <text:p text:style-name="P36"><text:tab/>2.99 Scheduler Analytics from Deep-learnt process performance data for VIRGO Linux Kernel Scheduler (kernel_analytics VIRGO module)</text:p>
      <text:p text:style-name="P36"><text:tab/>2.100 Expander graphs - Graph Density (regularity lemma) and Bose-Einstein Condensation Intrinsic Fitness merit measures for Recursive Lamba Function Growth definition graphs of a text</text:p>
      <text:p text:style-name="P36"><text:tab/>2.101 MAX3CNFSAT ranking of intrinsic merit which unifies outcomes of all intrinsic merit algorithms as variables in a satisfiability CNF and approximately solves it by least squares solver.</text:p>
      <text:p text:style-name="P36"><text:tab/>2.102 Support Vector Machines Python Implementation</text:p>
      <text:p text:style-name="P36"><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6"><text:tab/>2.104 Compressed Sensing – Compressed Sketch of an image bitmap – by Moore-Penrose Pseudoinverse</text:p>
      <text:p text:style-name="P36"><text:tab/>2.105 Non-trivial Proof-of-Work (recreate hash till it has 2 leading ff in hex) and Boost UUID hash (unique id concatenated with denomination) for fictitious Electronic Currency implementation in KingCobra (named <text:soft-page-break/>“Neuro”) </text:p>
      <text:p text:style-name="P36"><text:tab/>2.106 Neuro currency C++ move semantics - Option to choose between std::move and std::forward of rvalue reference + std::move in zero-copy Perfect Forwarding of Neuro currency message over cloud</text:p>
      <text:p text:style-name="P22"><text:span text:style-name="T189"><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72">https://arxiv.org/abs/1106.4102v1</text:span></text:a></text:p>
      <text:p text:style-name="P36"><text:tab/>2.108 Transactional and Secure Neuro Currency Perfect Forward – Neuro cloud std::move has been openSSL enabled and done in Python transaction manager boundary begin()/commit()</text:p>
      <text:p text:style-name="P36"><text:tab/>2.109 Implementation of Locality Sensitive Hashing based Algorithm for searching Unsorted Lists by dimension lift of one dimensional numerical dataset (similar to Mercer polynomial kernel)</text:p>
      <text:p text:style-name="P36"><text:tab/>2.110 Socket Streaming Generic Server Decorator for Streaming Analytics – iterator function has to be implemented for a datasource and must be decorated by this Generic Socket Server – userspace counterpart of streaming kernel analytics in VIRGO64</text:p>
      <text:p text:style-name="P36"><text:tab/>2.111 Sequential Optimization algorithm for Computational Geometric Factorization</text:p>
      <text:p text:style-name="P36"><text:tab/>2.112 Integer Factorization by Brahmagupta/Pell Diophantine Equation Solver</text:p>
      <text:p text:style-name="P36"><text:tab/>2.113 <text:span text:style-name="T69">Computational Geometric Factorization - </text:span>Approximate <text:span text:style-name="T69">and sometimes exact </text:span>Integer Factoring by Hardy-Ramanujan Ray Shooting Queries</text:p>
      <text:p text:style-name="P38"><text:tab/>2.114 Recursive Lambda Function Growth – Rich Club Coefficient and Simple Cycles based graph tensor neuron intrinsic merit</text:p>
      <text:p text:style-name="P38"><text:tab/><text:span text:style-name="T69">2.115 Computational Geometric Factorization – Approximate Integer </text:span><text:soft-page-break/><text:span text:style-name="T69">Factoring by Hardy-Ramanujan-Prime Number Theorem, Cramer, Baker-Harman-Pintz, Zhang prime factors estimate ray shooting queries</text:span></text:p>
      <text:p text:style-name="P38"><text:tab/><text:span text:style-name="T73">2.116 ThoughtNet and Recursive Lambda Function Growth integration – ThoughtNet hypergraph edges are weighed either by SentiWordNet or Graph Tensor Neuron Network intrinsic merit</text:span></text:p>
      <text:p text:style-name="P38"><text:tab/><text:span text:style-name="T74">2.117 Epsilon bias non-uniform choice of literals for unequal number of variables-clauses and New efficiency measure for LSMR/LSQR SAT solver – real parity</text:span></text:p>
      <text:p text:style-name="P38"><text:tab/><text:span text:style-name="T75">2.118 Scheduler Analytics – Deep Learning (GRU,ConvNet,BackPropagation,LSTM) Scheduler Class analytics for process performance stream dataset created from Psutils and Graphic performance stream dataset (stream of images) created from Perf/BPF</text:span></text:p>
      <text:p text:style-name="P38"><text:tab/><text:span text:style-name="T76">2.119 Social Network Analysis - Facebook Graph REST API Analytics on Python 3.4 </text:span></text:p>
      <text:p text:style-name="P38"><text:tab/><text:span text:style-name="T76">2.120 Quantum NC algorithm for Computational Geometric Factorization – counterpart of classical PRAM-NC k-mergesort/segment-tree Computational Geometric Factorization</text:span></text:p>
      <text:p text:style-name="P39"><text:tab/><text:span text:style-name="T77">2.121 Deep Learning – Reinforcement Learning Recommender Systems and Recursive Lambda Function Growth integration – Recommender systems hypergraph edges are weighed either by SentiWordNet or Graph Tensor Neuron Network intrinsic merit</text:span></text:p>
      <text:p text:style-name="P39"><text:tab/><text:span text:style-name="T78">2.122 Spark Structured Streaming (Java 1.8 + Spark 2.4.x) for advertisement analytics – periodic word, count, timestamp information in DataFrames – windowed and non-windowed (timestamped)</text:span></text:p>
      <text:p text:style-name="P39"><text:tab/><text:span text:style-name="T78">2.123 Computational Geometric Factorization Algorithm based on Parallel construction of Wavelet Tree on PRAMs/Multicore</text:span></text:p>
      <text:p text:style-name="P39"><text:tab/><text:span text:style-name="T79">2.124 Latent Semantic Analysis/Indexing of term-document matrices </text:span><text:soft-page-break/><text:span text:style-name="T79">and Low Rank Approximation</text:span></text:p>
      <text:p text:style-name="P39"><text:tab/><text:span text:style-name="T81">2.125 Software Analytics – Userspace Runtime FlameGraph (along with Perf) and Valgrind/Callgrind/Kcachegrind Call Graph creation</text:span></text:p>
      <text:p text:style-name="P39"><text:tab/><text:span text:style-name="T80">2.126 Software Analytics – Graph Mining of linux kernelspace SATURN Control Flow Graph and userspace Valgrind/Callgrind/Kcachegrind Call Graph DOT files by Gspan algorithm</text:span></text:p>
      <text:p text:style-name="P39"><text:tab/><text:span text:style-name="T82">2.127 Streaming Algorithms – Approximate Counting implementation</text:span></text:p>
      <text:p text:style-name="P39"><text:tab/><text:span text:style-name="T82">2.128 Streaming Algorithms – Distinct Elements implementation</text:span></text:p>
      <text:p text:style-name="P39"><text:tab/><text:span text:style-name="T83">2.129 Software Analytics – GraphX/GraphFrames Parallel Graph Processing support for computing Cyclomatic complexity measures of code CFG.</text:span></text:p>
      <text:p text:style-name="P41"><text:tab/>2.130 <text:span text:style-name="T84">Merit of Large Scale Visuals by ImageNet based ImageGraph and VideoGraph EventNet Tensor Products Algorithm Implementation – objects in frames of video are annotated by Keras with Theano backend</text:span></text:p>
      <text:p text:style-name="P41"><text:tab/><text:span text:style-name="T85">2.131 Music Pattern Mining – Histogram timeseries and Notes Onset Detection – sequence of notes in music are deemed to be strings in a formal language</text:span></text:p>
      <text:p text:style-name="P41"><text:tab/><text:span text:style-name="T8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1"><text:tab/><text:span text:style-name="T9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42"><text:tab/><text:span text:style-name="T94">2.134 Software Analytics – <text:s/>Deep Learning </text:span><text:soft-page-break/><text:span text:style-name="T94">(GRU,ConvNet,BackPropagation,LSTM) analytics for systemwide performance based on Psutil CPU/Disk/Memory load statistics – implements a NeuronRain usecase</text:span></text:p>
      <text:p text:style-name="P41"><text:tab/><text:span text:style-name="T93">2.135 Audio/Music Pattern Mining – Complexity Analysis of Intrinsic Merit of Audio/Music as String of Notes over octave alphabets – Minimum Description Length, Entropy, Minimum DFA etc.,</text:span></text:p>
      <text:p text:style-name="P41"><text:tab/><text:span text:style-name="T95">2.136 Pattern mining large scale visuals – Urban Planning/GIS Analytics - Convex hull analytics of GIS Images</text:span></text:p>
      <text:p text:style-name="P41"><text:tab/><text:span text:style-name="T96">2.137 Intrinsic Merit of Text analyzed as sequence of integers and Ramsey coloring of text graphs</text:span></text:p>
      <text:p text:style-name="P41"><text:tab/><text:span text:style-name="T97">2.138 NeuronRainApps – NeuronRain Usecases - Analytics Driven Drone Autopilot Online Shopping Delivery (requires DroneSDK-Python and Python 3.6+)</text:span></text:p>
      <text:p text:style-name="P41"><text:tab/><text:span text:style-name="T150">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41"><text:span text:style-name="T98"><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is </text:span><text:span text:style-name="T104">a</text:span><text:span text:style-name="T105">nalyzable </text:span><text:span text:style-name="T106">lik</text:span><text:span text:style-name="T101">e any other BigData Source</text:span></text:p>
      <text:p text:style-name="P75"><text:tab/>2.141 Intrinsic Merit of Music – Music Synthesizer from DFA (State Machine), Mathematical Functions and Random Samples</text:p>
      <text:p text:style-name="P76"><text:tab/><text:span text:style-name="T109">2.142 Intrinsic Merit of Music – Mel Frequency Cepstral Coefficient analysis</text:span></text:p>
      <text:p text:style-name="P77"><text:tab/>2.143 Streaming Set Partition Analytics – Pattern mining Stream of histograms by adjusted rand coefficient <text:span text:style-name="T110">and adjusted mutual information </text:span>(text word frequency histograms, separate chaining hashtables, voting based on LSH/separate chaining hashtables, business intelligence <text:soft-page-break/>histograms etc.,)</text:p>
      <text:p text:style-name="P77"><text:tab/><text:span text:style-name="T110">2.144 Set Partition to Tile Cover – Finding Lagrange Four Square Tile Cover of a rectangle from buckets of a Set Partition</text:span></text:p>
      <text:p text:style-name="P77"><text:tab/><text:span text:style-name="T111">2.145 Merit of Large Scale Visuals - Extraction of EventNet causality graph from a Video</text:span></text:p>
      <text:p text:style-name="P77"><text:tab/><text:span text:style-name="T112">2.146 Medical Imageing Analytics – Pattern recognition in medical images (ECG,MRI,Scans) for diagnosis</text:span></text:p>
      <text:p text:style-name="P77"><text:tab/><text:span text:style-name="T11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77"><text:tab/><text:span text:style-name="T115">2.148 Topological Handwriting Recognition – Deep Learning Convolution Backpropagation – Approximate DP Polynomial deformations from handwriting Image contours and distance similarity measure between DP polynomials</text:span></text:p>
      <text:p text:style-name="P77"><text:tab/><text:span text:style-name="T116">2.149 Intrinsic Merit of Music – Learning Weighted Deterministic Finite State Automaton from strings of musical notes (Python 3.7)</text:span></text:p>
      <text:p text:style-name="P77"><text:tab/><text:span text:style-name="T117">2.150 People Analytics – Tenure Histogram model of a professional profile - Partition Rank of Tenure Histogram Set Partition</text:span></text:p>
      <text:p text:style-name="P77"><text:tab/><text:span text:style-name="T117">2.151 People Analytics – Tenure Histogram vector model of a professional profile – Kendall-Tau Rank Correlation Coefficients of Tenure Histogram Vectors </text:span></text:p>
      <text:p text:style-name="P77"><text:tab/><text:span text:style-name="T118">2.152 Urban Planning/GIS Analytics – Patch Analysis of Remote Sensing GIS Imagery of Urban Sprawls</text:span></text:p>
      <text:p text:style-name="P77"><text:tab/><text:span text:style-name="T118">2.153 Image Analytics - ImageNet Keras-Theano – Scikit Learn Random Forest Classification wrapper for images</text:span></text:p>
      <text:p text:style-name="P77"><text:soft-page-break/><text:tab/><text:span text:style-name="T118">2.154 Image Analytics - ImageNet Keras-Theano - Unsupervised Recursive Gloss Overlap classifier based on ImageNet</text:span></text:p>
      <text:p text:style-name="P78"><text:tab/><text:span text:style-name="T119">2.155 Fraud Analytics – complements low level wireless LAN fraud analytics in US</text:span></text:p>
      <text:p text:style-name="P79">Bmd – clustering and PCA based <text:span text:style-name="T121">credit card </text:span>financial transactions dataset analysis <text:span text:style-name="T121">and Pandas Correlation Coefficient</text:span></text:p>
      <text:p text:style-name="P45"><text:tab/><text:span text:style-name="T119">2.156 Intrinsic Merit of Audio – Recursive Lambda Function Growth Merits and Core Number based Dense Subgraph Classification of Speech text Recognized from audio</text:span></text:p>
      <text:p text:style-name="P45"><text:tab/><text:span text:style-name="T119">2.157 Intrinsic Merit of Music – Music Genre Classification based on pairwise earth mover distance between MFCCs of music waveforms</text:span></text:p>
      <text:p text:style-name="P51"><text:tab/>2.158 Urban Planning/GIS Image Analytics - scikit learn extract_patches_2d() integration</text:p>
      <text:p text:style-name="P51"><text:tab/>2.159 People Analytics - Kaggle LinkedIn DataSet Analysis - Experiential and Degree Intrinsic Merit</text:p>
      <text:p text:style-name="P51"><text:tab/><text:span text:style-name="T121">2.160 Time Series Analysis – ARMA and ARIMA implementations – for stock quotes example data</text:span></text:p>
      <text:p text:style-name="P51"><text:tab/><text:span text:style-name="T123">2.161 Time Series Analysis and Fraud Analytics - Credit Card Transactions Dataset</text:span></text:p>
      <text:p text:style-name="P51"><text:tab/><text:span text:style-name="T122">2.162 GIS Remote Sensing Image Analytics - Image Segmentation </text:span></text:p>
      <text:p text:style-name="P51"><text:tab/><text:span text:style-name="T151">2.163 Computational Geometric Factorization - Tile Search Optimization - Spark 2.4.3 and QuadCore benchmarks</text:span></text:p>
      <text:p text:style-name="P61"><text:span text:style-name="T5"><text:tab/></text:span><text:span text:style-name="T6">2.164 </text:span><text:span text:style-name="T7">Named Entity Recognition – by majority PoS of </text:span>Ontology Semantic Paths <text:span text:style-name="T165">between PoS annotated and unannotated words</text:span></text:p>
      <text:p text:style-name="P61"><text:span text:style-name="T165"><text:tab/></text:span><text:span text:style-name="T166">2.165 Intrinsic Merit of Text - ConceptNet Text Graph Implementation and Graph Complexity measures – alternative to WordNet Text Graph</text:span></text:p>
      <text:p text:style-name="P61"><text:span text:style-name="T166"><text:tab/></text:span><text:span text:style-name="T167">2.166 Social Network Analysis - People Analytics - PIPL.com python </text:span><text:soft-page-break/><text:span text:style-name="T167">API integration - Syllable based name clustering </text:span></text:p>
      <text:p text:style-name="P66"><text:tab/>2.167 Social Network Analysis - People Analytics - Contextual Name Parsing <text:span text:style-name="T124">and Syllable Vector compression</text:span></text:p>
      <text:p text:style-name="P66"><text:tab/><text:span text:style-name="T124">2.168 </text:span><text:s/>People Analytics - Set Partition based Electronic Voting Machine<text:span text:style-name="T125">(EVM)</text:span> implementation and a <text:span text:style-name="T125">Drone EVM usecase</text:span></text:p>
      <text:p text:style-name="P66"><text:tab/><text:span text:style-name="T124">2.169 <text:s/>Topological Handwriting and Face Recognition - Product Homotopies</text:span></text:p>
      <text:p text:style-name="P66"><text:tab/><text:span text:style-name="T124">2.170 <text:s/>Economic Intrinsic Merit - Gravity Model of Volume of Trade and GDP as fitness measure</text:span></text:p>
      <text:p text:style-name="P66"><text:tab/><text:span text:style-name="T126">2.171 <text:s/>People Analytics - Set Partition Analytics based Drone Electronic Voting Machine (partial implementation – has dependency on Drones)</text:span></text:p>
      <text:p text:style-name="P66"><text:tab/><text:span text:style-name="T126">2.172 <text:s/>People Analytics - Handwriting Recognition - Contour Homotopies - Matplotlib Rasterization </text:span></text:p>
      <text:p text:style-name="P66"><text:tab/><text:span text:style-name="T126">2.173 <text:s/>People Analytics - Handwriting Recognition - Inner Product Space of Contour Interpolated Polynomials</text:span></text:p>
      <text:p text:style-name="P67"><text:tab/>2.174 <text:s/>People Analytics – Election Analytics – Set Partition Electronic Voting Machine Streaming analytics by Histogram distance measures</text:p>
      <text:p text:style-name="P67"><text:tab/><text:span text:style-name="T127">2.175 <text:s/>People Analytics - Drone Electronic Voting Machine - JSON persistence of EVMs - Datasource for Voting Analytics</text:span></text:p>
      <text:p text:style-name="P67"><text:tab/><text:span text:style-name="T128">2.176 <text:s/>People Analytics - Drone Electronic Voting Machine - Pseudorandom Majority Voting Balls-Bins Simulation and Voting Analytics</text:span></text:p>
      <text:p text:style-name="P67"><text:tab/><text:span text:style-name="T129">2.177 <text:s/>Set Partition Analytics - Set Partition to Tile Cover Reduction by Computational Geometric Factorization - Least Squares Approximate Solution </text:span>for the underdetermined linear equations</text:p>
      <text:p text:style-name="P68"><text:tab/>2.178 <text:s/><text:span text:style-name="T130">Apart from AstroInfer repositories, </text:span>GRAFIT course materials <text:span text:style-name="T130">have </text:span>some <text:span text:style-name="T130">pedagogical</text:span> analytics: <text:span text:style-name="T134">Async IO (suitable for Drones) and </text:span><text:soft-page-break/><text:span text:style-name="T134">cloud implementations </text:span>based on Python Spark MLLib - Advertisement Analytics by PageRank and Collaborative Filtering, PrefixSpan Astronomical Analytics of Celestial bodies, FPGrowth frequent itemset analytics <text:span text:style-name="T130">for OS Scheduler and a design of Earliest Deadline First Worst Case Execution Time OS Scheduler – AstroInfer codebase might import these cloud implementations</text:span></text:p>
      <text:p text:style-name="P68"><text:tab/><text:span text:style-name="T131">2.179 People Analytics – Election Analytics - Drone Electronic Voting Machine - Streaming Boyer-Moore Majority voting</text:span></text:p>
      <text:p text:style-name="P68"><text:tab/><text:span text:style-name="T131">2.180 People Analytics - Drone Electronic Voting Machine - Streaming Voting Analytics - Bertrand Ballot Theorem Approximation of Majority Voting</text:span></text:p>
      <text:p text:style-name="P68"><text:tab/><text:span text:style-name="T131">2.181 Astronomical Pattern Mining - Rule Search Script upgrade for Maitreya Dreams Swiss Ephemeris text client maitreya 8.0.1 (maitreya8t)</text:span></text:p>
      <text:p text:style-name="P62"><text:tab/><text:span text:style-name="T132">2.182 Merit of Large Scale Visuals – Python 3.x Tensor Rank intrinsic merit of EventNet of a video – measure of connectedness of a Video (Video mapped to EventNet Causality Graph) – Tensor Decomposition of Video </text:span><text:span text:style-name="T168">3-way EventNet Tensor Product </text:span><text:span text:style-name="T132">to Rank-1 tensor components by Tensorly – </text:span><text:span text:style-name="T169">Slicing for footages of unequal frames</text:span></text:p>
      <text:p text:style-name="P69"><text:tab/><text:span text:style-name="T132">2.183 Computational Geometric Factorization - Quadcore Python 3.6,3.7.5 Upgrade Benchmarks – 60 bits, 512 bits and 1000+ and 2000+ bits integers (1024, 1067, 1213, 1243, 2014, 2037, 2050, 2060, 2063 bits) – arbitrary, smooth and hard</text:span></text:p>
      <text:p text:style-name="P69"><text:tab/><text:span text:style-name="T13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text:span><text:soft-page-break/><text:span text:style-name="T133">upgraded to Python 3.x for compatibility and performance.</text:span></text:p>
      <text:p text:style-name="P69"><text:tab/><text:span text:style-name="T135">2.185 Complement Diophantines – Python 3.7.5 upgrade and Least Squares Vandermonde Polynomial Fit Learning</text:span></text:p>
      <text:p text:style-name="P69"><text:tab/><text:span text:style-name="T13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5"><text:tab/><text:span text:style-name="T137">2.187 Chaos Pseudorandom Generators – Python 3.7.5 1-dimensional Binary Cellular Automaton, Mandelbrot set, Verhulst Logistic and Lehmer-Palmore PRGs implementation</text:span></text:p>
      <text:p text:style-name="P45"><text:tab/><text:span text:style-name="T137">2.188 Compressed Sensing – Python 3.7.5 Alphabet-Syllable vectorspace embedding and similar name clustering in Social Networks and People Analytics</text:span></text:p>
      <text:p text:style-name="P45"><text:tab/><text:span text:style-name="T138">2.189 Leaky Bucket Timeseries Analyzer Implementation - Python 3.7.5 </text:span></text:p>
      <text:p text:style-name="P45"><text:tab/><text:span text:style-name="T138">2.190 PAC Learning - Python 3.7.5 upgrade and Patterns in Primes</text:span></text:p>
      <text:p text:style-name="P45"><text:tab/><text:span text:style-name="T139">2.191 Text Compression, Compressed Sensing, Syllable boundaries decompression implementation - Python 3.7.5 upgrade</text:span></text:p>
      <text:p text:style-name="P45"><text:tab/><text:span text:style-name="T139">2.192 Social Network Analytics - LinkedIn Connections Analysis, Name filter and Python 3.7.5 upgrades</text:span></text:p>
      <text:p text:style-name="P45"><text:tab/><text:span text:style-name="T139">2.193 GIS and Urban Sprawl Analytics - Image Segmentation and Face components statistics</text:span></text:p>
      <text:p text:style-name="P45"><text:tab/><text:span text:style-name="T139">2.194 GIS and Urban Sprawl Analytics - Delaunay Triangulation and Voronoi diagram of Segmented Image, Multi Agent 4-coloring of Urban Sprawl FaceGraphs for Fair Division of resources</text:span></text:p>
      <text:p text:style-name="P45"><text:soft-page-break/><text:tab/><text:span text:style-name="T139">2.195 Interview Algorithm - Spark Recursive Gloss Overlap Implementation - Python 3.7.5 upgrade and Quadcore Benchmarks</text:span></text:p>
      <text:p text:style-name="P45"><text:tab/><text:span text:style-name="T139">2.196 People Analytics - Human Resource Analytics - Recursive Lambda Function Growth Intrinsic Merit of Name-filtered Profile - Chaotic Hidden Markov Model of Tenures/Attrition and Martingales</text:span></text:p>
      <text:p text:style-name="P45"><text:tab/><text:span text:style-name="T140">2.197 Computational Geometric Factorization and Set Partition to Lagrange Four Square Theorem Square Tile Cover Reduction - Randomization </text:span></text:p>
      <text:p text:style-name="P45"><text:tab/><text:span text:style-name="T140">2.198 Intrinsic Merit of syllable hyphenated text and its audio - Waveform Distance of Audios as Originality merit measure, Acoustic Distance of Strings, Name Similarity, Music Clustering – alternative to Levenshtein edit distance of strings</text:span></text:p>
      <text:p text:style-name="P45"><text:tab/><text:span text:style-name="T141">2.199 People Analytics - Human Resource Analytics - Chaotic Hidden Markov Model of Tenures/Attrition – implementation – JSON persistence and Weighted Automata model</text:span></text:p>
      <text:p text:style-name="P46"><text:tab/><text:span text:style-name="T142">2.200 Recursive Lambda Function Growth – local lookup alternatives for machine translated multilingual textgraphs and proper noun filtering</text:span></text:p>
      <text:p text:style-name="P46"><text:tab/><text:span text:style-name="T144">2.201 People Analytics – LinkedIn DataSet - Tenure Statistics</text:span></text:p>
      <text:p text:style-name="P46"><text:tab/><text:span text:style-name="T145">2.202 Word Embedding on a Vectorspace - Spark SkipGram Log Likelihood - Text Similarity, Dissimilarity and Merit Measure of Originality (in GRAFIT)</text:span></text:p>
      <text:p text:style-name="P46"><text:tab/><text:span text:style-name="T146">2.203 People Analytics – R - Ricker Logistic – Population dynamics of urban sprawls (in GRAFIT)</text:span></text:p>
      <text:p text:style-name="P46"><text:tab/><text:span text:style-name="T146">2.204 People Analytics - Social Network Analysis - CoronaVirus2019 analyzer - Statistics in R – Fitting a Probability Distribution (in GRAFIT)</text:span></text:p>
      <text:p text:style-name="P46"><text:tab/><text:span text:style-name="T148">2.205 People Analytics - Social Network Analysis - CoronaVirus2019 analyzer – Chaotic pandemic model, Correlation coefficients in R (in </text:span><text:soft-page-break/><text:span text:style-name="T148">GRAFIT)</text:span></text:p>
      <text:p text:style-name="P47"><text:tab/><text:span text:style-name="T148">2.206 People Analytics - Social Network Analysis - CoronaVirus2019 analyzer - Linear Models in R – Linear and Logistic Regressions (in GRAFIT)</text:span></text:p>
      <text:p text:style-name="P52"><text:tab/>2.207 People Analytics - Social Network Analysis - CoronaVirus2019 analyzer <text:s/>- CAGraph Logit (in GRAFIT)</text:p>
      <text:p text:style-name="P46"><text:tab/><text:span text:style-name="T15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3"><text:span text:style-name="T1"><text:tab/></text:span><text:span text:style-name="T2">2.209 </text:span><text:span text:style-name="T13">People Analytics - Theoretical (Drone) Electronic Voting Machines - Population Count - Number of 1s (Decimal parity) in a bitstream - Various algorithms - Parallel computation in Spark </text:span><text:span text:style-name="T14">(in GRAFIT)</text:span></text:p>
      <text:p text:style-name="P63"><text:span text:style-name="T13"><text:tab/></text:span><text:span text:style-name="T14">2.210 Bibliometrics - Patents as ProofNets and Search - Novelty detection and Originality merit measure </text:span><text:span text:style-name="T16">for Patent search</text:span><text:span text:style-name="T14">, Latent Semantic Analysis, Low Rank Approximation (in GRAFIT)</text:span></text:p>
      <text:p text:style-name="P63"><text:span text:style-name="T14"><text:tab/></text:span><text:span text:style-name="T17">2.211 Fraud and Cybercrime analytics – Faraday Cageing for Van Eck Phreaking, Analyzing </text:span><text:span text:style-name="T21">Userspace </text:span><text:span text:style-name="T17">Phishing/Spoof/Spams, </text:span><text:span text:style-name="T20">Kernel Ftrace callgraph analyzer, </text:span><text:span text:style-name="T21">Address book and dictionary attacks, </text:span><text:span text:style-name="T17">Bayesian Filters, </text:span><text:span text:style-name="T18">ERSIR, SIS and Cellular Automaton Graph models of Cybercrime transmission</text:span><text:span text:style-name="T17"> – </text:span><text:span text:style-name="T18">Datasets for CoronaVirus 2019 Pandemic R analyzer</text:span><text:span text:style-name="T22">s</text:span><text:span text:style-name="T17"> </text:span><text:span text:style-name="T18">could be replaced by cybercrime Susceptible-Infected-Recovered random graph </text:span><text:span text:style-name="T19">botnet </text:span><text:span text:style-name="T18">data.</text:span></text:p>
      <text:p text:style-name="P63"><text:span text:style-name="T14"><text:tab/>2.21</text:span><text:span text:style-name="T17">2</text:span><text:span text:style-name="T14"> </text:span><text:span text:style-name="T15">Fraud and Cybercrime analytics - </text:span><text:span text:style-name="T14">Digital Watermarking of Large Scale Visuals in OpenCV (in GRAFIT)</text:span></text:p>
      <text:p text:style-name="P63"><text:soft-page-break/><text:span text:style-name="T14"><text:tab/></text:span><text:span text:style-name="T23">2.213 Numeric Compression - Sublogarithmic </text:span><text:span text:style-name="T28">Space </text:span><text:span text:style-name="T23">Prime power encoding of huge integers by Unique Factorization Theorem and Computational Geometric Factorization </text:span><text:span text:style-name="T24">and its application in CPU instruction sets</text:span><text:span text:style-name="T23"> </text:span><text:span text:style-name="T25">(in GRAFIT)</text:span></text:p>
      <text:p text:style-name="P63"><text:span text:style-name="T23"><text:tab/>2.214 NeuronRainApps - NeuronRain Usecases – </text:span><text:span text:style-name="T29">PX4 </text:span><text:span text:style-name="T23">M</text:span><text:span text:style-name="T26">icro Air Vehicle </text:span><text:span text:style-name="T23">SDK Python Async</text:span><text:span text:style-name="T26">hronous</text:span><text:span text:style-name="T23"> I/O Drone Simulator – </text:span><text:span text:style-name="T29">Drone_MAVSDK_Client and Drone_MAVSDK_Server -</text:span><text:span text:style-name="T26">requires </text:span><text:span text:style-name="T29">PX4 Firmware + JMAVSIM + </text:span><text:span text:style-name="T26">MAVSDK-Python + Python 3.7.5 </text:span><text:span text:style-name="T27">(in GRAFIT)</text:span></text:p>
      <text:p text:style-name="P64"><text:span text:style-name="T27"><text:tab/></text:span><text:span text:style-name="T29">2.215 NeuronRainApps – NeuronRain Usecases – Online Shopping Delivery – PX4 Micro Air Vehicle SDK Python Asynchronous I/O Simulator - <text:s/></text:span><text:span text:style-name="T26">requires </text:span><text:span text:style-name="T29">PX4 Firmware + JMAVSIM + </text:span><text:span text:style-name="T26">MAVSDK-Python + Python 3.7.5</text:span></text:p>
      <text:p text:style-name="P64"><text:span text:style-name="T26"><text:tab/></text:span><text:span text:style-name="T29">2.216 Graph Analytics and Drone Navigation – A* (A-Star) </text:span><text:span text:style-name="T32">Best First Search </text:span><text:span text:style-name="T29">Pathfinding </text:span><text:span text:style-name="T30">and </text:span><text:span text:style-name="T29">Motion Planning Algorithm Implementation </text:span><text:span text:style-name="T30">for Drones and generic Graph search </text:span><text:span text:style-name="T31">(in GRAFIT)</text:span></text:p>
      <text:p text:style-name="P64"><text:span text:style-name="T31"><text:tab/></text:span><text:span text:style-name="T33">2.217 GIS analytics - OpenCV Image Contours, Contour graphs and Segmentation for Drone Obstacle Avoidance and Motion Planning</text:span></text:p>
      <text:p text:style-name="P64"><text:span text:style-name="T33"><text:tab/></text:span><text:span text:style-name="T34">2.218 </text:span><text:span text:style-name="T36">Merit of Large Scale Visuals and Music - </text:span><text:span text:style-name="T34">OpenCV Image Contours and Segmentation for Medical Imageing and Intrinsic merit of music – (Functional) Magnetic Resonance Imageing (MRI and fMRI)</text:span></text:p>
      <text:p text:style-name="P64"><text:span text:style-name="T34"><text:tab/></text:span><text:span text:style-name="T43">2.219 </text:span><text:span text:style-name="T44">GIS Analytics and </text:span><text:span text:style-name="T36">Drone </text:span><text:span text:style-name="T44">Autonomous Delivery - </text:span><text:span text:style-name="T43">Drone Obstacle Avoidance by 3D Navigation on Airspace defined by Road Geometry </text:span><text:span text:style-name="T35">(Google Roads REST API </text:span><text:span text:style-name="T45">and Drone Swarms </text:span><text:span text:style-name="T35">example)</text:span></text:p>
      <text:p text:style-name="P64"><text:span text:style-name="T35"><text:tab/></text:span><text:span text:style-name="T37">2.220 People Analytics - Social Network Analysis - CoronaVirus2019 Analyzer - Exponential Fit in R</text:span></text:p>
      <text:p text:style-name="P64"><text:span text:style-name="T37"><text:tab/></text:span><text:span text:style-name="T38">2.221 Generating all possible permuted strings of an alphabet</text:span></text:p>
      <text:p text:style-name="P64"><text:span text:style-name="T37"><text:tab/>2.22</text:span><text:span text:style-name="T38">2</text:span><text:span text:style-name="T37"> Fibonaccian Search - alternative to binary search </text:span><text:span text:style-name="T39">in Computational Geometric Parallel Planar Point Location Factorization and </text:span><text:soft-page-break/><text:span text:style-name="T39">other BigData queries</text:span></text:p>
      <text:p text:style-name="P70"><text:span text:style-name="T39"><text:tab/></text:span><text:span text:style-name="T13">2.223 People Analytics - People profiles as Tensors - Chaotic Hidden Markov Model of Tenure Transitions – TensorFlow integration for conversion of People profile data to Tensors</text:span></text:p>
      <text:p text:style-name="P28"><text:tab/>2.224 People Analytics <text:span text:style-name="T161">and Compressed Sensing </text:span>– Alphabet-<text:span text:style-name="T160">Syllable </text:span>Vectorspace Embedding Distance implementation <text:span text:style-name="T160">for Strings </text:span>– <text:span text:style-name="T160">Strings as Tensors - alternative to Levenshtein Edit distance</text:span></text:p>
      <text:p text:style-name="P53"><text:tab/><text:span text:style-name="T159">2.225 Merit of Large Scale Visuals (LSVR) - TensorFlow + Keras Backend – alternative to Theano + Keras Backend </text:span></text:p>
      <text:p text:style-name="P55"><text:tab/>2.226 EventNet Python Parser - Events as Tensorflow Tensors – <text:span text:style-name="T164">EventNet vertices and edges are parsed from text files and converted to Tensorflow Tensors</text:span> </text:p>
      <text:p text:style-name="P65"><text:span text:style-name="T3"><text:tab/></text:span><text:span text:style-name="T4">2.227 </text:span><text:span text:style-name="T13">People Analytics - Alphabet Vectorspace Embedding - Earth Mover Distance between String Syllable Tensors</text:span></text:p>
      <text:p text:style-name="P65"><text:span text:style-name="T13"><text:tab/></text:span><text:span text:style-name="T40">2.228 Graph Search and Analytics - NetworkX Graph Edit Distance – </text:span><text:span text:style-name="T41">Inexact Graph Matching – Graph mining of dissimilar graphs</text:span></text:p>
      <text:p text:style-name="P65"><text:span text:style-name="T40"><text:tab/>2.229 Software Analytics - Cyclomatic Complexity Program Analyzer - Graph Edit Distance – </text:span><text:span text:style-name="T41">Inexact Graph Matching for various types of Program analysis graphs (CFG,Slice dependency,Callgraph)</text:span></text:p>
      <text:p text:style-name="P65"><text:span text:style-name="T40"><text:tab/>2.230 Text Analytics – Word Sense Disambiguation - NeuronRain implementation of Lesk’s algorithm – </text:span><text:span text:style-name="T42">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Markov Model - Career Transition Score of a Profile - Weighted Automaton of Career Transition <text:s/></text:p>
      <text:p text:style-name="P65"><text:span text:style-name="T40"><text:tab/></text:span><text:span text:style-name="T48">2.233 </text:span><text:span text:style-name="T13">People Analytics - HR and Talent Analytics - Chaotic Hidden </text:span><text:soft-page-break/><text:span text:style-name="T13">Markov Model - Career Polynomial of a Profile and Inner Product Space Distance Similarity between 2 people profiles</text:span></text:p>
      <text:p text:style-name="P30"><text:tab/>2.234 Software Analytics and People Analytics – 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65"><text:span text:style-name="T13"><text:tab/></text:span><text:span text:style-name="T49">2.235 Bibliometrics - Merit of Academic Publications - Transformers Attention Model implementation (in GRAFIT)</text:span></text:p>
      <text:p text:style-name="P65"><text:span text:style-name="T49"><text:tab/></text:span><text:span text:style-name="T50">2.236 Recursive Lambda Function Growth - Transformer Attention Model – </text:span><text:span text:style-name="T51">Textgraph Degree attention </text:span></text:p>
      <text:p text:style-name="P65"><text:span text:style-name="T50"><text:tab/>2.237 Named Entity Recognition - Transformers Attention Model – </text:span><text:span text:style-name="T51">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research articles collated</text:p>
      <text:p text:style-name="P31"><text:tab/>2.241 Digital Watermarking for both Image and Video by CV2 overlay</text:p>
      <text:p text:style-name="P31"><text:tab/>2.242 ThoughtNet Evocation of Thought Hyperedges by Set <text:soft-page-break/>Intersection of Hypervertices</text:p>
      <text:p text:style-name="P54"/>
      <text:p text:style-name="P36">AstroInfer is <text:span text:style-name="T153">the userspace </text:span>Big Data <text:span text:style-name="T152">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3">GitLab</text:span>). It is also used in USBmd and VIRGO codebases below for traffic analytics and kernel analytics. Design started in May 2003. </text:p>
      <text:p text:style-name="P36"><text:s text:c="7"/></text:p>
      <text:p text:style-name="P1"><text:span text:style-name="T172">(Latest NeuronRain AsFer research version Code at sourceforge repository: </text:span><text:span text:style-name="T171"><text:s/></text:span><text:a xlink:type="simple" xlink:href="http://asfer.sourceforge.net/" text:style-name="Internet_20_link" text:visited-style-name="Visited_20_Internet_20_Link"><text:span text:style-name="T170">http://asfer.sourceforge.net</text:span></text:a><text:span text:style-name="T172"> and periodically updated Design Details at: </text:span><text:span text:style-name="T184">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171">)</text:span></text:p>
      <text:p text:style-name="P1"><text:span text:style-name="T171">(Latest NeuronRain AsFer enterprise version Code at github repository: <text:s/></text:span><text:a xlink:type="simple" xlink:href="https://github.com/shrinivaasanka/asfer-github-code" text:style-name="Internet_20_link" text:visited-style-name="Visited_20_Internet_20_Link"><text:span text:style-name="T172">https://github.com/shrinivaasanka/asfer-github-code</text:span></text:a><text:span text:style-name="T171"> and periodically updated Design Details at:</text:span><text:span text:style-name="T185">https://github.com/shrinivaasanka/asfer-github-code/blob/master/asfer-docs/AstroInferDesign.txt)</text:span></text:p>
      <text:p text:style-name="P36"/>
      <text:p text:style-name="P36"/>
      <text:p text:style-name="P36"/>
      <text:p text:style-name="P36"/>
      <text:p text:style-name="P36">3. <text:span text:style-name="T10">NEURONRAIN</text:span><text:span text:style-name="T149"> - </text:span><text:span text:style-name="T9">VIRGO – VIRtual Generic Os Linux Kernel (compatible with 4.1.5 (32-bit) and 4.13.3 (64-bit) mainline kernels) – Linux Kernel Extensions for cloud - kernel modules, system calls for cloud rather than at application level high up the stack with :</text:span></text:p>
      <text:p text:style-name="P36"><text:tab/>3.1 <text:tab/><text:tab/>Config file support</text:p>
      <text:p text:style-name="P36"><text:soft-page-break/><text:tab/>3.2 <text:tab/><text:tab/>Psuedorandom Generator Based Loadbalancer</text:p>
      <text:p text:style-name="P36"><text:tab/>3.3 <text:tab/><text:tab/>Kernel space remote execution</text:p>
      <text:p text:style-name="P36"><text:tab/>3.4 <text:tab/><text:tab/>User space remote execution with kernel upcall and pthread creation of userspace library function or executable</text:p>
      <text:p text:style-name="P36"><text:tab/>3.5 <text:tab/><text:tab/>Example unit test cases</text:p>
      <text:p text:style-name="P36"><text:tab/>3.6 <text:tab/><text:tab/>Usermode output redirected logging feature for Kernel upcall to Userspace</text:p>
      <text:p text:style-name="P36"><text:tab/>3.7 <text:tab/><text:tab/>Intermodule Function Invocation in Kernel Space - through which any machine on cloud can be completely remote-controlled deep upto board and hardware cards through function names or commands sent through virgo_clone() calls.</text:p>
      <text:list xml:id="list2440008607" text:style-name="L3">
        <text:list-item>
          <text:list>
            <text:list-item>
              <text:p text:style-name="P122">CPU Pooling Driver and virgo_clone system call – Multi-kernel-threaded VIRGO cloudexec Kernel Driver Module for unrestricted service of virgo_clone or other client requests.</text:p>
            </text:list-item>
          </text:list>
        </text:list-item>
      </text:list>
      <text:list xml:id="list1520126711" text:style-name="L4">
        <text:list-item>
          <text:list>
            <text:list-item>
              <text:p text:style-name="P123">Memory Pooling Driver (and a key-value store) <text:s/>and system calls userspace clients for it on Cloud nodes – virgo_malloc, <text:s/>virgo_get, virgo_set, virgo_free.</text:p>
            </text:list-item>
            <text:list-item>
              <text:p text:style-name="P123">Queueing Driver - that implements a wrapper over linux <text:span text:style-name="T120">concurrent managed </text:span>workqueue <text:span text:style-name="T120">(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23">VIRGO Cloud File Systems Driver and system calls - implements <text:s/>distributed cloud file system calls and telnet userspace clients for <text:s/>– virgo_open, virgo_close, virgo_read and virgo_write of a file on remote cloud node</text:p>
            </text:list-item>
            <text:list-item>
              <text:p text:style-name="P123"><text:soft-page-break/>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23">A config driver - for exporting config symbols </text:p>
            </text:list-item>
            <text:list-item>
              <text:p text:style-name="P123">Experimental Bakery algorithm kernel module implementation – for synchronization in cloud</text:p>
            </text:list-item>
            <text:list-item>
              <text:p text:style-name="P123">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23">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23">From the above EventNet graph, a logical time ordering can be obtained on the cloud events and partakers which is for example useful in establishing money trail in KingCobra MAC eletronic money.</text:p>
            </text:list-item>
            <text:list-item>
              <text:p text:style-name="P123"><text:soft-page-break/>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23">Thus VIRGO has all the requisite minimum functionalities for a linux variant cloud, artificially intelligent, operating system</text:p>
            </text:list-item>
          </text:list>
          <text:p text:style-name="P125">3.20 <text:s text:c="5"/>SATURN Program Analysis Module – Intercepts linux build and extracts program analysis data in trees. SATURN logs are analyzable by AsFer (e.g null pointers, aliasing, memory etc.,).</text:p>
          <text:p text:style-name="P125">3.21 <text:tab/> <text:s text:c="2"/>VIRGO is suitable for analytics driven embedded systems e.g kernelspace IoT</text:p>
          <text:p text:style-name="P125">3.22 <text:s text:c="4"/>VIRGO KTLS config kernel module – only in VIRGO_KTLS branch of VIRGO64 repositories</text:p>
        </text:list-item>
      </text:list>
      <text:p text:style-name="P43"><text:tab/>3.23 <text:s text:c="4"/>64 bit version of VIRGO Linux kernel based on mainline 4.13.3 kernel (in a separate repository) is in separate repository and has been found to be better performing and stabler than VIRGO 32bit. </text:p>
      <text:p text:style-name="P43"><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text:soft-page-break/>branch – VIRGO_KTLS.</text:p>
      <text:p text:style-name="P43"><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56"><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56"><text:tab/>3.27 Kernel Analytics powered UVC Video Driver – Changed UVC Video driver in kernel 5.1.4 has been committed to VIRGO64 repositories which imports kernel analytics variables exported by kernel_analytics driver in VIRGO64.</text:p>
      <text:p text:style-name="P56"><text:tab/><text:span text:style-name="T147">3.28 Read-Copy-Update in userspace - usecase (in GRAFIT) – wraps VIRGO System calls</text:span></text:p>
      <text:p text:style-name="P56"><text:tab/><text:span text:style-name="T154">3.29 Software Transactional Memory in userspace – Lockfree datastructures – usecase (in GRAFIT) – wraps VIRGO system calls</text:span></text:p>
      <text:p text:style-name="P36"/>
      <text:p text:style-name="P36">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text:soft-page-break/>among other things, long term goals for VIRGO. </text:p>
      <text:p text:style-name="P25"><text:span text:style-name="T172">(Latest NeuronRain VIRGO research version Code at </text:span><text:span text:style-name="T189">sourceforge repositories</text:span><text:span text:style-name="T172">: </text:span><text:a xlink:type="simple" xlink:href="https://sourceforge.net/projects/virgo-linux/" text:style-name="Internet_20_link" text:visited-style-name="Visited_20_Internet_20_Link"><text:span text:style-name="T170">https://sourceforge.net/projects/virgo-linux/</text:span></text:a><text:span text:style-name="T172">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72">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72">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72">)</text:span></text:p>
      <text:p text:style-name="P25"><text:span text:style-name="T172">(Latest NeuronRain VIRGO enterprise version Code at github</text:span><text:span text:style-name="T189"> repositories</text:span><text:span text:style-name="T172">: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72"> , </text:span><text:a xlink:type="simple" xlink:href="https://github.com/shrinivaasanka/virgo64-linux-github-code" text:style-name="Internet_20_link" text:visited-style-name="Visited_20_Internet_20_Link"><text:span text:style-name="T170">https://github.com/shrinivaasanka/virgo64-linux-github-code</text:span></text:a><text:span text:style-name="T172">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72">, https://github.com/shrinivaasanka/virgo-linux-github-code/blob/master/virgo-docs/VirgoDesign.txt)</text:span></text:p>
      <text:p text:style-name="P43">Design started in 2008. </text:p>
      <text:p text:style-name="P36"/>
      <text:p text:style-name="P36">4. <text:s/><text:span text:style-name="T10">NEURONRAIN</text:span><text:span text:style-name="T149"> - </text:span><text:span text:style-name="T9">USBmd</text:span>- <text:span text:style-name="T9">Linux kernel USB device driver module for debugging and network analytics</text:span> <text:s/>:</text:p>
      <text:p text:style-name="P40"><text:tab/><text:span text:style-name="T88">4.1 </text:span>Contains a modified version of Linux kernel mainline USB and USBWWAN broadband modem drivers with debug statements and functions that capture and dump data transfer buffers in kern.logs. </text:p>
      <text:p text:style-name="P40"><text:tab/><text:span text:style-name="T88">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6"><text:tab/>4.<text:span text:style-name="T88">3</text:span> Mainline USB drivers (USBWWAN, USB serial, USB storage) <text:soft-page-break/>instrumented with debug statements in URB related functions</text:p>
      <text:p text:style-name="P36"><text:tab/>4.<text:span text:style-name="T88">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6"><text:tab/>4.<text:span text:style-name="T88">5</text:span> 64-bit version of this driver is in separate repository based on 4.13.3 mainline linux kernel (32-bit version is based on mainline kernel 4.1.5)</text:p>
      <text:p text:style-name="P36"><text:tab/><text:span text:style-name="T87">4.6 USBmon and Ftrace kernel utility support for analyzing USB interface traffic and kernel functions invocation graph logs</text:span></text:p>
      <text:p text:style-name="P36"><text:tab/><text:span text:style-name="T89">4.7 This USB analyzer complements the Program Analysis - Software Analytics module in AstroInfer (for userspace applications) analyzing kernelspace function call graph and network activity among others</text:span></text:p>
      <text:p text:style-name="P36"><text:tab/><text:span text:style-name="T90">4.8 tcpdump and wireshark pcap format WLAN logs can also be analyzed by Spark Analyzer for regular expression patterns</text:span></text:p>
      <text:p text:style-name="P36"><text:tab/><text:span text:style-name="T91">4.9 Ftrace kernel function call graphs are written to a DOT file and analyzable by any Subgraph Miner</text:span></text:p>
      <text:p text:style-name="P36"><text:tab/><text:span text:style-name="T91">4.10 Ftrace call graphs have been analyzed by NetworkX for PageRank and Degree Centrality measures which provide insight into most active code in kernel for an executable</text:span></text:p>
      <text:p text:style-name="P36"/>
      <text:p text:style-name="P1"><text:span text:style-name="T172">(Latest NeuronRain USBmd research version Code at sourceforge repositories: </text:span><text:a xlink:type="simple" xlink:href="https://sourceforge.net/p/usb-md/" text:style-name="Internet_20_link" text:visited-style-name="Visited_20_Internet_20_Link"><text:span text:style-name="T170">https://sourceforge.net/p/usb-md/</text:span></text:a><text:span text:style-name="T172">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72"> and periodically updated Design Details at:</text:span></text:p>
      <text:p text:style-name="P1"><text:a xlink:type="simple" xlink:href="https://sourceforge.net/p/usb-md64/code/ci/master/tree/USBmd_notes.txt" text:style-name="Internet_20_link" text:visited-style-name="Visited_20_Internet_20_Link"><text:span text:style-name="T170">https://sourceforge.net/p/usb-md64/code/ci/master/tree/USBmd_notes.txt</text:span></text:a><text:span text:style-name="T172">,</text:span></text:p>
      <text:p text:style-name="P1"><text:a xlink:type="simple" xlink:href="http://sourceforge.net/p/usb-md/code-0/HEAD/tree/USBmd_notes.txt" text:style-name="Internet_20_link" text:visited-style-name="Visited_20_Internet_20_Link"><text:span text:style-name="T172">http://sourceforge.net/p/usb-md/code-0/HEAD/tree/USBmd_notes.txt</text:span></text:a><text:span text:style-name="T184"> )</text:span><text:span text:style-name="T172"> </text:span></text:p>
      <text:p text:style-name="P1"><text:span text:style-name="T172">(Latest NeuronRain USBmd enterprise version Code at github </text:span><text:soft-page-break/><text:span text:style-name="T172">repositories: <text:s/></text:span><text:a xlink:type="simple" xlink:href="https://github.com/shrinivaasanka/usb-md-linux-github-code" text:style-name="Internet_20_link" text:visited-style-name="Visited_20_Internet_20_Link"><text:span text:style-name="T170">https://github.com/shrinivaasanka/usb-md-linux-github-code</text:span></text:a><text:span text:style-name="T172"> , </text:span><text:a xlink:type="simple" xlink:href="https://github.com/shrinivaasanka/usb-md64-github-code" text:style-name="Internet_20_link" text:visited-style-name="Visited_20_Internet_20_Link"><text:span text:style-name="T170">https://github.com/shrinivaasanka/usb-md64-github-code</text:span></text:a></text:p>
      <text:p text:style-name="P1"><text:span text:style-name="T172"><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72">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72">). </text:span></text:p>
      <text:p text:style-name="P43"/>
      <text:p text:style-name="P43"/>
      <text:p text:style-name="P43"/>
      <text:p text:style-name="P43">5. <text:span text:style-name="T10">NEURONRAIN</text:span><text:span text:style-name="T149">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2">(NeuronRain KingCobra research version sourceforge Repositories - </text:span><text:a xlink:type="simple" xlink:href="https://sourceforge.net/p/kcobra/" text:style-name="Internet_20_link" text:visited-style-name="Visited_20_Internet_20_Link"><text:span text:style-name="T170">https://sourceforge.net/p/kcobra/</text:span></text:a><text:span text:style-name="T172"> , <text:s/></text:span><text:a xlink:type="simple" xlink:href="https://sourceforge.net/projects/kcobra64/" text:style-name="Internet_20_link" text:visited-style-name="Visited_20_Internet_20_Link"><text:span text:style-name="T170">https://sourceforge.net/projects/kcobra64/</text:span></text:a><text:span text:style-name="T172"> and periodically updated design notes at </text:span><text:a xlink:type="simple" xlink:href="https://sourceforge.net/p/kcobra64/code/ci/master/tree/KingCobraDesignNotes.txt" text:style-name="Internet_20_link" text:visited-style-name="Visited_20_Internet_20_Link"><text:span text:style-name="T170">https://sourceforge.net/p/kcobra64/code/ci/master/tree/KingCobraDesignNotes.txt</text:span></text:a><text:span text:style-name="T172">, <text:s/></text:span><text:a xlink:type="simple" xlink:href="https://sourceforge.net/p/kcobra/code-svn/KingCobraDesignNotes.txt" text:style-name="Internet_20_link" text:visited-style-name="Visited_20_Internet_20_Link"><text:span text:style-name="T170">https://sourceforge.net/p/kcobra/code-svn/KingCobraDesignNotes.txt</text:span></text:a><text:span text:style-name="T184">)</text:span></text:p>
      <text:p text:style-name="P2"><text:span text:style-name="T172">(NeuronRain KingCobra enterprise version sourceforge Repositories - <text:s/></text:span><text:a xlink:type="simple" xlink:href="https://github.com/shrinivaasanka/kingcobra-github-code" text:style-name="Internet_20_link" text:visited-style-name="Visited_20_Internet_20_Link"><text:span text:style-name="T170">https://github.com/shrinivaasanka/kingcobra-github-code</text:span></text:a><text:span text:style-name="T172"> , </text:span><text:a xlink:type="simple" xlink:href="https://github.com/shrinivaasanka/kingcobra64-github-code" text:style-name="Internet_20_link" text:visited-style-name="Visited_20_Internet_20_Link"><text:span text:style-name="T170">https://github.com/shrinivaasanka/kingcobra64-github-code</text:span></text:a><text:span text:style-name="T172">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72">, <text:s/></text:span><text:soft-page-break/><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a xlink:type="simple" xlink:href="https://github.com/shrinivaasanka/kingcobra-github-code/blob/master/KingCobraDesignNotes.txt" text:style-name="Internet_20_link" text:visited-style-name="Visited_20_Internet_20_Link">KingCobraDesignNotes.txt</text:a><text:span text:style-name="T184">)</text:span></text:p>
      <text:p text:style-name="P34"/>
      <text:p text:style-name="P43">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43"><text:tab/>5.1 Linux Kernel workqueue based kernelspace pub-sub kernel module - Receives Messages from VIRGO Queuing </text:p>
      <text:p text:style-name="P43"><text:tab/>5.2 Atomic Cloud Move for Neuro (Message As Currency) electronic money is implemented In AsFer in C++ client-server perfect forwarding (overloaded std::move() and std::forward()) </text:p>
      <text:p text:style-name="P43"><text:tab/>5.3 Userspace JMS pub-sub client-server</text:p>
      <text:p text:style-name="P43"><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43"><text:tab/>5.5 Disk persistence of Request-Reply queues.</text:p>
      <text:p text:style-name="P43"><text:soft-page-break/><text:tab/>5.6 64-bit version of this driver is in separate repository based on 4.13.3 mainline linux kernel (32-bit version is based on mainline kernel 4.1.5)</text:p>
      <text:p text:style-name="P43"><text:tab/><text:span text:style-name="T72">5.7 Fictitious Neuro currency Buy-Sell transactions are edges in an EventNet Event-Actor Graph implemented in AsFer and can be mined for subgraph patterns – EventNet is thus an economic network</text:span></text:p>
      <text:p text:style-name="P32"/>
      <text:p text:style-name="P32"/>
      <text:p text:style-name="P32"/>
      <text:p text:style-name="P10"><text:span text:style-name="T172">6. </text:span><text:span text:style-name="T174">NEURONRAIN - </text:span><text:span text:style-name="T172">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70">http://sourceforge.net/projects/acadpdrafts/</text:span></text:a></text:p>
      <text:p text:style-name="P98"/>
      <text:p text:style-name="P96"><text:span text:style-name="T172">The opensource codebases above are nonprofit academic research efforts. Premium Technical Support for above opensource codebases available. </text:span><text:span text:style-name="T67">Premium </text:span><text:span text:style-name="T172">Dual licensed Closedsource products derived from codebases in: </text:span><text:a xlink:type="simple" xlink:href="https://github.com/shrinivaasanka" text:style-name="Internet_20_link" text:visited-style-name="Visited_20_Internet_20_Link"><text:span text:style-name="T170">https://github.com/shrinivaasanka</text:span></text:a><text:span text:style-name="T172">, </text:span><text:a xlink:type="simple" xlink:href="https://gitlab.com/shrinivaasanka" text:style-name="Internet_20_link" text:visited-style-name="Visited_20_Internet_20_Link"><text:span text:style-name="T170">https://gitlab.com/shrinivaasanka</text:span></text:a><text:span text:style-name="T172">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72"> are in development since 2010.</text:span></text:p>
      <text:p text:style-name="P104"/>
      <text:p text:style-name="P105"/>
      <text:p text:style-name="P105"/>
      <text:p text:style-name="P105"/>
      <text:p text:style-name="P105"/>
      <text:p text:style-name="P105"/>
      <text:p text:style-name="P105"><text:soft-page-break/></text:p>
      <text:p text:style-name="P105"/>
      <text:p text:style-name="P101"><text:span text:style-name="T55">7. </text:span><text:span text:style-name="T56">NeuronRain </text:span><text:span text:style-name="T55">GRAFIT <text:s/>Open Learning : </text:span><text:a xlink:type="simple" xlink:href="https://github.com/shrinivaasanka/Grafit/tree/master/course_material" text:style-name="Internet_20_link" text:visited-style-name="Visited_20_Internet_20_Link"><text:span text:style-name="T175">https://github.com/shrinivaasanka/Grafit/tree/master/course_material</text:span></text:a><text:span text:style-name="T55">, </text:span><text:a xlink:type="simple" xlink:href="https://gitlab.com/shrinivaasanka/Grafit" text:style-name="Internet_20_link" text:visited-style-name="Visited_20_Internet_20_Link"><text:span text:style-name="T175">https://gitlab.com/shrinivaasanka/Grafit</text:span></text:a><text:span text:style-name="T55">, </text:span><text:a xlink:type="simple" xlink:href="https://sourceforge.net/u/userid-769929/Grafit/ci/master/tree/" text:style-name="Internet_20_link" text:visited-style-name="Visited_20_Internet_20_Link"><text:span text:style-name="T175">https://sourceforge.net/u/userid-769929/Grafit/ci/master/tree/</text:span></text:a><text:span text:style-name="T55"> – May 2010 – Present – <text:s/>Free online courses based on NeuronRain codebases </text:span><text:span text:style-name="T57">and Design Documents</text:span><text:span text:style-name="T55">, </text:span><text:span text:style-name="T58">Puzzles/Questions from Competitive examinations</text:span><text:span text:style-name="T55"> </text:span><text:span text:style-name="T59">and miscellaneous topics</text:span><text:span text:style-name="T55"> – </text:span><text:span text:style-name="T60">non-linear material focusing on </text:span><text:span text:style-name="T57">Bigdata, </text:span><text:span text:style-name="T61">P</text:span><text:span text:style-name="T60">roblem solving, </text:span><text:span text:style-name="T57">Machine Learning, </text:span><text:span text:style-name="T61">Fundamentals, </text:span><text:span text:style-name="T57">Programming</text:span><text:span text:style-name="T60"> –</text:span><text:span text:style-name="T62"> Creative Commons 4.0 NCND licensed </text:span><text:span text:style-name="T60">- </text:span><text:span text:style-name="T63">includes spillover implementations of other NeuronRain repositories </text:span><text:span text:style-name="T55">– </text:span><text:span text:style-name="T64">Virtual Classroom - </text:span><text:span text:style-name="T190"><text:s/></text:span><text:a xlink:type="simple" xlink:href="https://classroom.github.com/classrooms/8086998-https-github-com-shrinivaasanka-grafit" text:style-name="Internet_20_link" text:visited-style-name="Visited_20_Internet_20_Link"><text:span text:style-name="T175">https://classroom.github.com/classrooms/8086998-https-github-com-shrinivaasanka-grafit</text:span></text:a><text:span text:style-name="T190">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11"/>
      <text:p text:style-name="P118"/>
      <text:p text:style-name="P118"><text:span text:style-name="T162">BRIHASPATHI - </text:span>Private Online Virtual Classrooms</text:p>
      <text:p text:style-name="P115">Private repositories of virtual classrooms for various commercial online courses (BigData, Machine Learning, Topics in Mathematics and Computer Science,...) - https://github.com/Brihaspathi - requires GitHub student logins </text:p>
      <text:p text:style-name="P109"/>
      <text:p text:style-name="P34"/>
      <text:p text:style-name="P34"/>
      <text:p text:style-name="P34"><text:soft-page-break/></text:p>
      <text:p text:style-name="P34"/>
      <text:p text:style-name="P34"/>
      <text:p text:style-name="P34"/>
      <text:p text:style-name="P34"/>
      <text:p text:style-name="P34"/>
      <text:p text:style-name="P34"/>
      <text:p text:style-name="P34"/>
      <text:p text:style-name="P43"><text:span text:style-name="T9">April 2015 – September 2015 - CloudEnablers - CusDelight - Corestack, Chennai – Architect</text:span><text:span text:style-name="T11"> </text:span></text:p>
      <text:p text:style-name="P43"/>
      <text:p text:style-name="P4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3">2. Design and PoC implementation <text:s/>in python for Jinja2 rendering template feature addition to TOSCA Plan XML and Mistral YAML based on JSON context for conditionals and control structures support </text:p>
      <text:p text:style-name="P43">3. Creating a Capability matrix of different Cloud Orchestration and template softwares: AWS,Heat,Mistral,Puppet,Chef,Ansible,Saltstack,Twisted,Nunjucks </text:p>
      <text:p text:style-name="P43">4. Study of OpenTOSCA implementation of TOSCA (University of Stuttgart) and feasibility of its integration into Corestack (Cloudenablers) </text:p>
      <text:p text:style-name="P43">5. Feasibility study of new features to Mistral Workflow Engine Parser (if-else,nested for-each,with-items,concurrency)</text:p>
      <text:p text:style-name="P43">6. Feasibility of Apache Brooklyn CAMP blueprints based cloud <text:soft-page-break/>application deployment</text:p>
      <text:p text:style-name="P4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3">8. Corestack code review</text:p>
      <text:p text:style-name="P43">9. Study of feasibility of Jclouds integration into corestack</text:p>
      <text:p text:style-name="P43">10. Design and PoC for Process Checkpoint and Restoration with CRIU in baremetal, VMs and Docker (with overlay and aufs union mount filesystems). Docker public repository - https://hub.docker.com/r/srinivasankannan/cloud-migration/</text:p>
      <text:p text:style-name="P43">11. Design and PoC sync scripts implementation for Automated VM image synchronization with bup, rsync, lsyncd-lua and inotifywait (inotify-tools). </text:p>
      <text:p text:style-name="P43">12. Design and PoC implementation for Service Discovery through above REST API and migrating them with Jinja2 Heat and Mistral YAML templates extraction and Performance tunables for cloud.</text:p>
      <text:p text:style-name="P92"/>
      <text:p text:style-name="P95"><text:span text:style-name="T172">June 2014 – Jul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0"><text:soft-page-break/></text:p>
      <text:p text:style-name="P93"/>
      <text:p text:style-name="P80"><text:span text:style-name="T172">Februar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3"/>
      <text:p text:style-name="P84"/>
      <text:p text:style-name="P82"><text:span text:style-name="T179">October 2013 – January 2014 – continued work on my opensource products (Krishna iResearch - </text:span><text:a xlink:type="simple" xlink:href="https://sourceforge.net/users/ka_shrinivaasan" text:style-name="Internet_20_link" text:visited-style-name="Visited_20_Internet_20_Link"><text:span text:style-name="T183">https://sourceforge.net/users/ka_shrinivaasan</text:span></text:a><text:span text:style-name="T179">) and non-profit machine learning remote consultancy to Clockwork Interviews Pvt Ltd, Chennai (Hiring product - </text:span><text:a xlink:type="simple" xlink:href="http://piqube.com/" text:style-name="Internet_20_link" text:visited-style-name="Visited_20_Internet_20_Link"><text:span text:style-name="T175">http://piqube.com</text:span></text:a><text:span text:style-name="T179">) </text:span><text:span text:style-name="T175"><text:s/>for initial design of a Resume scoring, Named Entity Recognition in Resume using GATE, CRF++, IIT-Bombay CRF, study of Social Network Analysis Tools (SocVnet,SNAP etc.,) and informal mail interactions on my open source products among other things</text:span></text:p>
      <text:p text:style-name="P36"/>
      <text:p text:style-name="P84"/>
      <text:p text:style-name="P84">September 2012 - February 2013 – Parttime Consultancy for Global Analytics(Chennai) <text:s/>and <text:s/>Work on my opensource products (Krishna <text:soft-page-break/>iResearch) </text:p>
      <text:p text:style-name="P72"/>
      <text:p text:style-name="P36">1. Did the Python AMP workflow implementation as per the workflow specification for AMP using PyUtilib, RabbitMQ and Config files support. Wrote some python scripts for AMP workflow config files support and parsing .</text:p>
      <text:p text:style-name="P36">2. Wrote Design spec analyzing workflow alternatives (like PyF, cascade) .</text:p>
      <text:p text:style-name="P36">3. Wrote AMP workflow-over-cloud (AMP on Hadoop) specification in addition to AMP workflow spec. </text:p>
      <text:p text:style-name="P36">4. Guided on GDP 2.7.x and 3.0 bug fixes and issues.</text:p>
      <text:p text:style-name="P36">5. Helped in debugging GDP 3.0 timeout manager implementation in Feb 2013 which was found to be working.</text:p>
      <text:p text:style-name="P36"/>
      <text:p text:style-name="P1"><text:span text:style-name="T172">Apart from the above worked on design and development of my nonprofit open source products- </text:span><text:a xlink:type="simple" xlink:href="https://sourceforge.net/users/ka_shrinivaasan" text:style-name="Internet_20_link" text:visited-style-name="Visited_20_Internet_20_Link"><text:span text:style-name="T185">https://sourceforge.net/users/ka_shrinivaasan</text:span></text:a></text:p>
      <text:p text:style-name="P36"/>
      <text:p text:style-name="P36"/>
      <text:p text:style-name="P88"/>
      <text:p text:style-name="P84">January 2011 – March 2011 and July 2011 – August 2012 – Global Analytics(Chennai) – Senior Lead Software Architect (C/C++/Python)</text:p>
      <text:p text:style-name="P72"/>
      <text:p text:style-name="P36">1. Mentored and Managed a team of 3 people . </text:p>
      <text:p text:style-name="P36"/>
      <text:p text:style-name="P36">2. Released version 2.3.1 of Global Decision Platform(GDP) with fixes for crashes in production environment.</text:p>
      <text:p text:style-name="P36"/>
      <text:p text:style-name="P36">3. Did refactoring, many bug fixes and enhancements to Global Decision <text:soft-page-break/>Platform(GDP) version 2.5.0 for master demo lead passthroughs to work. </text:p>
      <text:p text:style-name="P36"/>
      <text:p text:style-name="P36">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6"/>
      <text:p text:style-name="P36">5. Designed and implemented session based request-response in GDP 2.5.0</text:p>
      <text:p text:style-name="P36"/>
      <text:p text:style-name="P36">6. Implemented modified timeout error logging with placeholders for errorcodes and request id and did fixes for frequent crashes in production environment for GDP 2.5.0. </text:p>
      <text:p text:style-name="P36"/>
      <text:p text:style-name="P36">7. Released GDP version 2.5.1 for which 2 minor binaries were developed to clear the queue and test the creation of queues (for System V message queues)</text:p>
      <text:p text:style-name="P36"/>
      <text:p text:style-name="P36">8. Released GDP version 2.7 which has important bug fixes for crashes in python container(needed for AMP runtime described later), few features for graceful shutdown of the SEM, option to reconnect to MySQL during exception in Python container etc., </text:p>
      <text:p text:style-name="P36"/>
      <text:p text:style-name="P36">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6"><text:soft-page-break/></text:p>
      <text:p text:style-name="P36">10. For GDP version 3.0, designed and Implemented a new Session Timeout Manager algorithm to timeout the request session based on user configured timeout value(simplified version of Survival Index Based Transaction Timeout Manager mentioned later).</text:p>
      <text:p text:style-name="P36"/>
      <text:p text:style-name="P36">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6"/>
      <text:p text:style-name="P36">12. Mentored the team to work on Dynamic Risk Tables (DRT) library of GDP to extend the database compatibility to MySQL and Oracle</text:p>
      <text:p text:style-name="P36"/>
      <text:p text:style-name="P36">13. Was involved in the Automated Modelling Platform(AMP) development to automate the predictive modelling from the production data. Fixed many crashes in python runtime during testing of AMP prototype realtime design. Suggested an alternative design for AMP realtime based on <text:soft-page-break/>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6"/>
      <text:p text:style-name="P36">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6"/>
      <text:p text:style-name="P36">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6"/>
      <text:p text:style-name="P36">16. Worked on writing python configuration scripts for automating the build configuration and installation of GDP components like SEM, Service and Master .</text:p>
      <text:p text:style-name="P36"><text:soft-page-break/></text:p>
      <text:p text:style-name="P36">17. Implemented <text:s/>a minor encrypt utility for master component of the GDP</text:p>
      <text:p text:style-name="P36"/>
      <text:p text:style-name="P36">18. Wrote Functional specification for GDP 3.0 Automated Installer design </text:p>
      <text:p text:style-name="P36"/>
      <text:p text:style-name="P36">19. Wrote Functional specification for AMP Workflow </text:p>
      <text:p text:style-name="P36"/>
      <text:p text:style-name="P36">20. Wrote Functional specification for AMP Cloud deployment</text:p>
      <text:p text:style-name="P36"/>
      <text:p text:style-name="P36">21. Studied python workflow packages for AMP workflow viz., Pyutilib.workflow, PyF and implemented a workflow prototype for AMP workflow in Pyutilib.workflow. </text:p>
      <text:p text:style-name="P36"/>
      <text:p text:style-name="P36">22. Implemented a small prototype stub using Dumbo Mapper-reducer for Cloud</text:p>
      <text:p text:style-name="P36"><text:s/>Deployment of AMP</text:p>
      <text:p text:style-name="P36"/>
      <text:p text:style-name="P36">23. Did 2 one-week training sessions for GDP versions </text:p>
      <text:p text:style-name="P36"/>
      <text:p text:style-name="P36">24. Did one-week training session for Python.</text:p>
      <text:p text:style-name="P36"/>
      <text:p text:style-name="P36">25. Implemented a mini-GDP client and server for debugging socket related errors in production. </text:p>
      <text:p text:style-name="P36"/>
      <text:p text:style-name="P36">26. Developed a documentation knowledgebase intranet website for GDP documentation, design documents, installation troubleshooting documents and debugging documents.</text:p>
      <text:p text:style-name="P36"><text:soft-page-break/></text:p>
      <text:p text:style-name="P36">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6">(In August 2012 resigned for personal reasons.) </text:p>
      <text:p text:style-name="P36"/>
      <text:p text:style-name="P36"/>
      <text:p text:style-name="P36"/>
      <text:p text:style-name="P36"/>
      <text:p text:style-name="P88"/>
      <text:p text:style-name="P84">January 2011 – March 2011 – Consultant for Global Analytics(Chennai) and Work on my opensource products (Krishna iResearch) – (C++/Python)</text:p>
      <text:p text:style-name="P73"/>
      <text:p text:style-name="P8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86"/>
      <text:p text:style-name="P84">August 2008 – June 2011 – Work on my opensource products (Krishna iResearch)</text:p>
      <text:p text:style-name="P72"/>
      <text:p text:style-name="P43">Started working on open source project ASFER <text:soft-page-break/>(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43"/>
      <text:p text:style-name="P43"/>
      <text:p text:style-name="P43"/>
      <text:p text:style-name="P43"/>
      <text:p text:style-name="P86"/>
      <text:p text:style-name="P84">March 2006 – July 2008 - webMethods and webMethods (now Software AG) (Bangalore) (C/C++/Java)</text:p>
      <text:p text:style-name="P36"/>
      <text:p text:style-name="P4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3"/>
      <text:p text:style-name="P88"/>
      <text:p text:style-name="P84">November 2005 – February 2006 – Krishna iResearch (self-started, not-for-profit, open-source research initiative)</text:p>
      <text:p text:style-name="P88">Initial design work for Krishna iResearch open source products focussing on algorithms for web and BigData </text:p>
      <text:p text:style-name="P89"><text:soft-page-break/></text:p>
      <text:p text:style-name="P84">August 2005 – November 2005 – Verizon Data Services India, Chennai</text:p>
      <text:p text:style-name="P43">In Verizon India for brief period and then self-study in Mathematics and Computer Science.</text:p>
      <text:p text:style-name="P43"/>
      <text:p text:style-name="P86"/>
      <text:p text:style-name="P86">May 2003 – Krishna iResearch <text:span text:style-name="T12">(self-started, not-for-profit, open-source research initiative)</text:span></text:p>
      <text:p text:style-name="P84">Registered on SourceForge.net and Initial design work started for open source products focussing on algorithms for web and BigData </text:p>
      <text:p text:style-name="P84"/>
      <text:p text:style-name="P84">February 2000 – July 2005 – iPlanet (Sun Microsystems-Netscape Alliance) and Sun Microsystems (now Oracle) (Bangalore)</text:p>
      <text:p text:style-name="P72"/>
      <text:p text:style-name="P36">Ported SunONE Application Server to Red Hat Enterprise Linux</text:p>
      <text:p text:style-name="P36">Advanced Server 2.1 (2005)</text:p>
      <text:p text:style-name="P36"/>
      <text:p text:style-name="P36">Certified JWSDP 1.3 webservices pack on Sun One Application</text:p>
      <text:p text:style-name="P36">Server 7.1 (2005)</text:p>
      <text:p text:style-name="P36"/>
      <text:p text:style-name="P36">Studied feasibility of supporting SunOne Web/Proxy Server on Solaris 10 zones (2005)</text:p>
      <text:p text:style-name="P36"/>
      <text:p text:style-name="P36">On Academic Sabbatical for 3 months (February 2005-May 2005)</text:p>
      <text:p text:style-name="P36"/>
      <text:p text:style-name="P36">Implementation of a threaded ICP server and porting SOCKS server for <text:soft-page-break/>Sun Java system web proxy server 4.0 (C/C++/Solaris/Windows/RHELinux) (2004-2005)<text:span text:style-name="T1">:</text:span></text:p>
      <text:p text:style-name="P43">Implemented a threaded ICP(Internet Cache protocol) server functionality using NSPR threads.</text:p>
      <text:p text:style-name="P43">Also ported a legacy SOCKS server to proxy server 4.0.</text:p>
      <text:p text:style-name="P36"/>
      <text:p text:style-name="P36"/>
      <text:p text:style-name="P36">Load Balancer Module for Apache Web Server 1.3.27 / 2.0.47</text:p>
      <text:p text:style-name="P36">(C/C++) (2003-2004) <text:span text:style-name="T1">:</text:span></text:p>
      <text:p text:style-name="P43">Designed and implemented a Load balancer module for Apache 1.3.27 which will route the</text:p>
      <text:p text:style-name="P43">HTTP/HTTPS requests onto SunONE Application Server instances by Round Robin Algorithm.</text:p>
      <text:p text:style-name="P43">This module is part of Sun ONE Application Server 7, Enterprise Edition.Also ported the module to Apache 2.0.47.</text:p>
      <text:p text:style-name="P36">Optimizations and Features for iPlanet/Sun ONE Application</text:p>
      <text:p text:style-name="P5"><text:span text:style-name="T175">Server 6.x (Java) (open sourced at </text:span><text:a xlink:type="simple" xlink:href="http://glassfish.java.net/" text:style-name="Internet_20_link" text:visited-style-name="Visited_20_Internet_20_Link"><text:span text:style-name="T170">http://glassfish.java.net</text:span></text:a><text:span text:style-name="T175">) (2002) </text:span><text:span text:style-name="T180">:</text:span></text:p>
      <text:p text:style-name="P43">a) Fixed bugs related to performance, admin-tool and</text:p>
      <text:p text:style-name="P43">security in iPlanet Application Server 6.x. Also fixed few CTS bugs</text:p>
      <text:p text:style-name="P43">in SunONE Application Server 7 Standard Edition.</text:p>
      <text:p text:style-name="P43">b) Involved in optimization of SUN J2EE Reference</text:p>
      <text:p text:style-name="P43">Implementation (RI) to make the JTS transaction manager</text:p>
      <text:p text:style-name="P43">enterprise-class. This included introducing a new Component Level</text:p>
      <text:p text:style-name="P43">Transaction Attribute setting feature in iPlanet Application Server</text:p>
      <text:p text:style-name="P43">6.5. With this, user can set the type of transaction (XA or Local)</text:p>
      <text:p text:style-name="P43">at J2EE application component level. [Patents granted – details in the end]</text:p>
      <text:p text:style-name="P43">c) Added a Trace functionality for the JTS transaction manager in SunONE <text:soft-page-break/>Appserver 7.0</text:p>
      <text:p text:style-name="P43">Enterprise Edition (http://glassfish.sourcearchive.com/documentation/1:2ur2-b04-1/dir_512e7fccb5ab465c594742cd72317a0e.html).</text:p>
      <text:p text:style-name="P36"/>
      <text:p text:style-name="P36">Debugging and Monitoring framework (MagicDraw) (2002) <text:span text:style-name="T1">:</text:span></text:p>
      <text:p text:style-name="P43">Designed a Debugging and Monitoring framework for Sun ONE</text:p>
      <text:p text:style-name="P43">Application Server 7.0 Enterprise Edition.</text:p>
      <text:p text:style-name="P36"/>
      <text:p text:style-name="P36">Store Adapter prototype for High Availability(Java) (2002) <text:span text:style-name="T1">:</text:span></text:p>
      <text:p text:style-name="P43">Implemented a store adapter prototype for Clustra High</text:p>
      <text:p text:style-name="P43">Availability Database. This was to test the feasibility of using</text:p>
      <text:p text:style-name="P43">Clustra HADB as backend store for session data in SunONE Application Server 7.0 Enterprise Edition.</text:p>
      <text:p text:style-name="P36"/>
      <text:p text:style-name="P36">Minor Feature Addition to SunOne Application Server 6.5 SP1 (2002)</text:p>
      <text:p text:style-name="P43">Added support for enabling/disabling TCP_NODELAY in SunOne Application Server 6.5 SP1</text:p>
      <text:p text:style-name="P36"/>
      <text:p text:style-name="P36">Survival Index based Transaction Timeout Manager for iPlanet Application Server (Java)(2002)<text:span text:style-name="T1">:</text:span></text:p>
      <text:p text:style-name="P43">Designed and implemented a new Transaction Timeout Manager for iPlanet Application Server.This resulted in an overall speed-up of 10% for the application server. (Invention Disclosure done in 2002-2003)</text:p>
      <text:p text:style-name="P36"/>
      <text:p text:style-name="P36">Miscellaneous Bugfixes for customer escalations in the BillerXpert product which was dependent on iPlanet Application Server. This was one <text:soft-page-break/>of the most involved bugfixes that required many days of debugging with JVM Profiling tools. (2001)</text:p>
      <text:p text:style-name="P36"/>
      <text:p text:style-name="P36">An automated Test suite for nightly build setup of</text:p>
      <text:p text:style-name="P36">iPlanet Application Server 6.0 (2001)<text:span text:style-name="T1">:</text:span></text:p>
      <text:p text:style-name="P43">Designed and implemented a test suite which ran a set of regression tests on nightly builds of iPlanet Application Server - written on Korn shell.</text:p>
      <text:p text:style-name="P36"/>
      <text:p text:style-name="P36">JVM related bugfix for IBM's Java Virtual Machine team related to native thread and green thread implementations of JVM (2000)</text:p>
      <text:p text:style-name="P36"/>
      <text:p text:style-name="P36">Created a Resume Querying System using JDBC with Oracle Backend for Sun Microsystems Human Resources Department to track candidate profiles – named ResumeXpert (2000)</text:p>
      <text:p text:style-name="P36"/>
      <text:p text:style-name="P36">Official Training Courses (SunU)</text:p>
      <text:p text:style-name="P43"><text:s text:c="4"/>1. <text:s/>Solaris internals</text:p>
      <text:list xml:id="list2137795263" text:style-name="L5">
        <text:list-item>
          <text:p text:style-name="P126">Multithreaded Application development in Solaris</text:p>
        </text:list-item>
        <text:list-item>
          <text:p text:style-name="P126">SOLARIS DEVICE DRIVER INTERNALS</text:p>
        </text:list-item>
      </text:list>
      <text:p text:style-name="P43"/>
      <text:p text:style-name="P43"/>
      <text:p text:style-name="P91"/>
      <text:p text:style-name="P84">July 1999 - January 2000 - BaaN Infosystems (now SSA Global) (Hyderabad)</text:p>
      <text:p text:style-name="P32"/>
      <text:p text:style-name="P43">Developed a storefront for an e-commerce application called</text:p>
      <text:p text:style-name="P43">E-Enterprise using Microsoft Internet Information Server/Site Server, <text:soft-page-break/>Visual Basic, Active Server Pages and Visual Interdev</text:p>
      <text:p text:style-name="P32"/>
      <text:p text:style-name="P32"/>
      <text:p text:style-name="P32"/>
      <text:p text:style-name="P32">January 1999 – May 1999 – BE Thesis and Project(team) – COBRA – Distributed Computing Framework based on CORBA(Visibroker) and JAVA.</text:p>
      <text:p text:style-name="P32"/>
      <text:p text:style-name="P32">April 1998 – June 1998 – BE Internship at Steel Authority of India Limited (Raurkela and Durgapur Steel Plants) – Enhancements to Automated Furnace Data Acquisition software through a GUI developed on VAX Fortran over VAX VMS</text:p>
      <text:p text:style-name="P32"/>
      <text:p text:style-name="P32">MISCELLANEOUS</text:p>
      <text:p text:style-name="P43">1. Gold medal for proficiency from PSG Tech for ranking first in B.E.(CSE) – Received in February 2000</text:p>
      <text:p text:style-name="P43">2. GRE (2002) – score 2040</text:p>
      <text:p text:style-name="P43">3. Joint Entrance Screening Test(JEST) 2006 in Theoretical Computer Science - Rank 21 (Reg No: 22123).</text:p>
      <text:p text:style-name="P43">4. Participated in Winter School 2010 on Machine Learning and Computer Vision, Microsoft Research &amp; CIFAR, IISc</text:p>
      <text:p text:style-name="P73">5. UGC Net July 2016 – 66 (I), 54 (II), 50.67 (III) (in percentage) (Roll No. 69004241)</text:p>
      <text:p text:style-name="P34"/>
      <text:p text:style-name="P34">INTERESTS</text:p>
      <text:p text:style-name="P43">Writing, reading non-fiction mostly on science,mathematics, religion and philosophy.</text:p>
      <text:p text:style-name="P43"><text:soft-page-break/></text:p>
      <text:p text:style-name="P35">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75">/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1-07-02T19:33:00.772542891</dc:date>
    <meta:editing-duration>P1DT19H50M4S</meta:editing-duration>
    <meta:editing-cycles>1539</meta:editing-cycles>
    <meta:generator>LibreOffice/6.4.2.2$Linux_X86_64 LibreOffice_project/40$Build-2</meta:generator>
    <meta:document-statistic meta:table-count="1" meta:image-count="10" meta:object-count="0" meta:page-count="70" meta:paragraph-count="613" meta:word-count="11647" meta:character-count="94138" meta:non-whitespace-character-count="81960"/>
  </office:meta>
</office:document-meta>
</file>